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3cm" style:rel-width="90%" table:align="center"/>
    </style:style>
    <style:style style:name="Table1.A" style:family="table-column">
      <style:table-column-properties style:column-width="15.3cm" style:rel-column-width="58980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201cm" style:rel-width="100%" table:align="center" fo:background-color="#ffffff">
        <style:background-image/>
      </style:table-properties>
    </style:style>
    <style:style style:name="Table2.A" style:family="table-column">
      <style:table-column-properties style:column-width="15.201cm" style:rel-column-width="65535*"/>
    </style:style>
    <style:style style:name="Table2.1" style:family="table-row">
      <style:table-row-properties fo:background-color="#f0f0f0">
        <style:background-image/>
      </style:table-row-properties>
    </style:style>
    <style:style style:name="Table2.A1" style:family="table-cell">
      <style:table-cell-properties fo:padding="0.159cm" fo:border="none"/>
    </style:style>
    <style:style style:name="Table3" style:family="table">
      <style:table-properties style:width="15.3cm" style:rel-width="90%" table:align="center"/>
    </style:style>
    <style:style style:name="Table3.A" style:family="table-column">
      <style:table-column-properties style:column-width="15.3cm" style:rel-column-width="58980*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5.201cm" style:rel-width="100%" table:align="center" fo:background-color="#ffffff">
        <style:background-image/>
      </style:table-properties>
    </style:style>
    <style:style style:name="Table4.A" style:family="table-column">
      <style:table-column-properties style:column-width="15.201cm" style:rel-column-width="65535*"/>
    </style:style>
    <style:style style:name="Table4.1" style:family="table-row">
      <style:table-row-properties fo:background-color="#f0f0f0">
        <style:background-image/>
      </style:table-row-properties>
    </style:style>
    <style:style style:name="Table4.A1" style:family="table-cell">
      <style:table-cell-properties fo:padding="0.159cm" fo:border="none"/>
    </style:style>
    <style:style style:name="Table5" style:family="table">
      <style:table-properties style:width="15.3cm" style:rel-width="90%" table:align="center"/>
    </style:style>
    <style:style style:name="Table5.A" style:family="table-column">
      <style:table-column-properties style:column-width="15.3cm" style:rel-column-width="58980*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5.201cm" style:rel-width="100%" table:align="center" fo:background-color="#ffffff">
        <style:background-image/>
      </style:table-properties>
    </style:style>
    <style:style style:name="Table6.A" style:family="table-column">
      <style:table-column-properties style:column-width="15.201cm" style:rel-column-width="65535*"/>
    </style:style>
    <style:style style:name="Table6.1" style:family="table-row">
      <style:table-row-properties fo:background-color="#f0f0f0">
        <style:background-image/>
      </style:table-row-properties>
    </style:style>
    <style:style style:name="Table6.A1" style:family="table-cell">
      <style:table-cell-properties fo:padding="0.159cm" fo:border="none"/>
    </style:style>
    <style:style style:name="Table7" style:family="table">
      <style:table-properties style:width="15.3cm" style:rel-width="90%" table:align="center"/>
    </style:style>
    <style:style style:name="Table7.A" style:family="table-column">
      <style:table-column-properties style:column-width="15.3cm" style:rel-column-width="58980*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5.201cm" style:rel-width="100%" table:align="center" fo:background-color="#ffffff">
        <style:background-image/>
      </style:table-properties>
    </style:style>
    <style:style style:name="Table8.A" style:family="table-column">
      <style:table-column-properties style:column-width="15.201cm" style:rel-column-width="65535*"/>
    </style:style>
    <style:style style:name="Table8.1" style:family="table-row">
      <style:table-row-properties fo:background-color="#f0f0f0">
        <style:background-image/>
      </style:table-row-properties>
    </style:style>
    <style:style style:name="Table8.A1" style:family="table-cell">
      <style:table-cell-properties fo:padding="0.159cm" fo:border="none"/>
    </style:style>
    <style:style style:name="Table9" style:family="table">
      <style:table-properties style:width="15.3cm" style:rel-width="90%" table:align="center"/>
    </style:style>
    <style:style style:name="Table9.A" style:family="table-column">
      <style:table-column-properties style:column-width="15.3cm" style:rel-column-width="58980*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5.201cm" style:rel-width="100%" table:align="center" fo:background-color="#ffffff">
        <style:background-image/>
      </style:table-properties>
    </style:style>
    <style:style style:name="Table10.A" style:family="table-column">
      <style:table-column-properties style:column-width="15.201cm" style:rel-column-width="65535*"/>
    </style:style>
    <style:style style:name="Table10.1" style:family="table-row">
      <style:table-row-properties fo:background-color="#f0f0f0">
        <style:background-image/>
      </style:table-row-properties>
    </style:style>
    <style:style style:name="Table10.A1" style:family="table-cell">
      <style:table-cell-properties fo:padding="0.159cm" fo:border="none"/>
    </style:style>
    <style:style style:name="Table11" style:family="table">
      <style:table-properties style:width="15.3cm" style:rel-width="90%" table:align="center"/>
    </style:style>
    <style:style style:name="Table11.A" style:family="table-column">
      <style:table-column-properties style:column-width="15.3cm" style:rel-column-width="58980*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5.201cm" style:rel-width="100%" table:align="center" fo:background-color="#ffffff">
        <style:background-image/>
      </style:table-properties>
    </style:style>
    <style:style style:name="Table12.A" style:family="table-column">
      <style:table-column-properties style:column-width="15.201cm" style:rel-column-width="65535*"/>
    </style:style>
    <style:style style:name="Table12.1" style:family="table-row">
      <style:table-row-properties fo:background-color="#f0f0f0">
        <style:background-image/>
      </style:table-row-properties>
    </style:style>
    <style:style style:name="Table12.A1" style:family="table-cell">
      <style:table-cell-properties fo:padding="0.159cm" fo:border="none"/>
    </style:style>
    <style:style style:name="Table13" style:family="table">
      <style:table-properties style:width="15.3cm" style:rel-width="90%" table:align="center"/>
    </style:style>
    <style:style style:name="Table13.A" style:family="table-column">
      <style:table-column-properties style:column-width="15.3cm" style:rel-column-width="58980*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5.201cm" style:rel-width="100%" table:align="center" fo:background-color="#ffffff">
        <style:background-image/>
      </style:table-properties>
    </style:style>
    <style:style style:name="Table14.A" style:family="table-column">
      <style:table-column-properties style:column-width="15.201cm" style:rel-column-width="65535*"/>
    </style:style>
    <style:style style:name="Table14.1" style:family="table-row">
      <style:table-row-properties fo:background-color="#f0f0f0">
        <style:background-image/>
      </style:table-row-properties>
    </style:style>
    <style:style style:name="Table14.A1" style:family="table-cell">
      <style:table-cell-properties fo:padding="0.159cm" fo:border="none"/>
    </style:style>
    <style:style style:name="Table15" style:family="table">
      <style:table-properties style:width="15.3cm" style:rel-width="90%" table:align="center"/>
    </style:style>
    <style:style style:name="Table15.A" style:family="table-column">
      <style:table-column-properties style:column-width="15.3cm" style:rel-column-width="58980*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15.201cm" style:rel-width="100%" table:align="center" fo:background-color="#ffffff">
        <style:background-image/>
      </style:table-properties>
    </style:style>
    <style:style style:name="Table16.A" style:family="table-column">
      <style:table-column-properties style:column-width="15.201cm" style:rel-column-width="65535*"/>
    </style:style>
    <style:style style:name="Table16.1" style:family="table-row">
      <style:table-row-properties fo:background-color="#f0f0f0">
        <style:background-image/>
      </style:table-row-properties>
    </style:style>
    <style:style style:name="Table16.A1" style:family="table-cell">
      <style:table-cell-properties fo:padding="0.159cm" fo:border="none"/>
    </style:style>
    <style:style style:name="Table17" style:family="table">
      <style:table-properties style:width="15.3cm" style:rel-width="90%" table:align="center"/>
    </style:style>
    <style:style style:name="Table17.A" style:family="table-column">
      <style:table-column-properties style:column-width="15.3cm" style:rel-column-width="58980*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5.201cm" style:rel-width="100%" table:align="center" fo:background-color="#ffffff">
        <style:background-image/>
      </style:table-properties>
    </style:style>
    <style:style style:name="Table18.A" style:family="table-column">
      <style:table-column-properties style:column-width="15.201cm" style:rel-column-width="65535*"/>
    </style:style>
    <style:style style:name="Table18.1" style:family="table-row">
      <style:table-row-properties fo:background-color="#f0f0f0">
        <style:background-image/>
      </style:table-row-properties>
    </style:style>
    <style:style style:name="Table18.A1" style:family="table-cell">
      <style:table-cell-properties fo:padding="0.159cm" fo:border="none"/>
    </style:style>
    <style:style style:name="Table19" style:family="table">
      <style:table-properties style:width="15.3cm" style:rel-width="90%" table:align="center"/>
    </style:style>
    <style:style style:name="Table19.A" style:family="table-column">
      <style:table-column-properties style:column-width="15.3cm" style:rel-column-width="58980*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5.201cm" style:rel-width="100%" table:align="center" fo:background-color="#ffffff">
        <style:background-image/>
      </style:table-properties>
    </style:style>
    <style:style style:name="Table20.A" style:family="table-column">
      <style:table-column-properties style:column-width="15.201cm" style:rel-column-width="65535*"/>
    </style:style>
    <style:style style:name="Table20.1" style:family="table-row">
      <style:table-row-properties fo:background-color="#f0f0f0">
        <style:background-image/>
      </style:table-row-properties>
    </style:style>
    <style:style style:name="Table20.A1" style:family="table-cell">
      <style:table-cell-properties fo:padding="0.159cm" fo:border="none"/>
    </style:style>
    <style:style style:name="Table21" style:family="table">
      <style:table-properties style:width="15.3cm" style:rel-width="90%" table:align="center"/>
    </style:style>
    <style:style style:name="Table21.A" style:family="table-column">
      <style:table-column-properties style:column-width="15.3cm" style:rel-column-width="58980*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5.201cm" style:rel-width="100%" table:align="center" fo:background-color="#ffffff">
        <style:background-image/>
      </style:table-properties>
    </style:style>
    <style:style style:name="Table22.A" style:family="table-column">
      <style:table-column-properties style:column-width="15.201cm" style:rel-column-width="65535*"/>
    </style:style>
    <style:style style:name="Table22.1" style:family="table-row">
      <style:table-row-properties fo:background-color="#f0f0f0">
        <style:background-image/>
      </style:table-row-properties>
    </style:style>
    <style:style style:name="Table22.A1" style:family="table-cell">
      <style:table-cell-properties fo:padding="0.159cm" fo:border="none"/>
    </style:style>
    <style:style style:name="Table23" style:family="table">
      <style:table-properties style:width="15.3cm" style:rel-width="90%" table:align="center"/>
    </style:style>
    <style:style style:name="Table23.A" style:family="table-column">
      <style:table-column-properties style:column-width="15.3cm" style:rel-column-width="58980*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15.201cm" style:rel-width="100%" table:align="center" fo:background-color="#ffffff">
        <style:background-image/>
      </style:table-properties>
    </style:style>
    <style:style style:name="Table24.A" style:family="table-column">
      <style:table-column-properties style:column-width="15.201cm" style:rel-column-width="65535*"/>
    </style:style>
    <style:style style:name="Table24.1" style:family="table-row">
      <style:table-row-properties fo:background-color="#f0f0f0">
        <style:background-image/>
      </style:table-row-properties>
    </style:style>
    <style:style style:name="Table24.A1" style:family="table-cell">
      <style:table-cell-properties fo:padding="0.159cm" fo:border="none"/>
    </style:style>
    <style:style style:name="Table25" style:family="table">
      <style:table-properties style:width="15.3cm" style:rel-width="90%" table:align="center"/>
    </style:style>
    <style:style style:name="Table25.A" style:family="table-column">
      <style:table-column-properties style:column-width="15.3cm" style:rel-column-width="58980*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15.201cm" style:rel-width="100%" table:align="center" fo:background-color="#ffffff">
        <style:background-image/>
      </style:table-properties>
    </style:style>
    <style:style style:name="Table26.A" style:family="table-column">
      <style:table-column-properties style:column-width="15.201cm" style:rel-column-width="65535*"/>
    </style:style>
    <style:style style:name="Table26.1" style:family="table-row">
      <style:table-row-properties fo:background-color="#f0f0f0">
        <style:background-image/>
      </style:table-row-properties>
    </style:style>
    <style:style style:name="Table26.A1" style:family="table-cell">
      <style:table-cell-properties fo:padding="0.159cm" fo:border="none"/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8.5cm" style:rel-column-width="32767*"/>
    </style:style>
    <style:style style:name="Tab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7.B1" style:family="table-cell">
      <style:table-cell-properties fo:padding="0.097cm" fo:border="0.002cm solid #000000"/>
    </style:style>
    <style:style style:name="Table27.A2" style:family="table-cell">
      <style:table-cell-properties fo:padding="0.097cm" fo:border-left="0.002cm solid #000000" fo:border-right="none" fo:border-top="none" fo:border-bottom="0.002cm solid #000000"/>
    </style:style>
    <style:style style:name="Table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8" style:family="table">
      <style:table-properties style:width="15.3cm" style:rel-width="90%" table:align="center"/>
    </style:style>
    <style:style style:name="Table28.A" style:family="table-column">
      <style:table-column-properties style:column-width="15.3cm" style:rel-column-width="58980*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15.201cm" style:rel-width="100%" table:align="center" fo:background-color="#ffffff">
        <style:background-image/>
      </style:table-properties>
    </style:style>
    <style:style style:name="Table29.A" style:family="table-column">
      <style:table-column-properties style:column-width="15.201cm" style:rel-column-width="65535*"/>
    </style:style>
    <style:style style:name="Table29.1" style:family="table-row">
      <style:table-row-properties fo:background-color="#f0f0f0">
        <style:background-image/>
      </style:table-row-properties>
    </style:style>
    <style:style style:name="Table29.A1" style:family="table-cell">
      <style:table-cell-properties fo:padding="0.159cm" fo:border="none"/>
    </style:style>
    <style:style style:name="Table30" style:family="table">
      <style:table-properties style:width="15.3cm" style:rel-width="90%" table:align="center"/>
    </style:style>
    <style:style style:name="Table30.A" style:family="table-column">
      <style:table-column-properties style:column-width="15.3cm" style:rel-column-width="58980*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15.201cm" style:rel-width="100%" table:align="center" fo:background-color="#ffffff">
        <style:background-image/>
      </style:table-properties>
    </style:style>
    <style:style style:name="Table31.A" style:family="table-column">
      <style:table-column-properties style:column-width="15.201cm" style:rel-column-width="65535*"/>
    </style:style>
    <style:style style:name="Table31.1" style:family="table-row">
      <style:table-row-properties fo:background-color="#f0f0f0">
        <style:background-image/>
      </style:table-row-properties>
    </style:style>
    <style:style style:name="Table31.A1" style:family="table-cell">
      <style:table-cell-properties fo:padding="0.159cm" fo:border="none"/>
    </style:style>
    <style:style style:name="Table32" style:family="table">
      <style:table-properties style:width="15.3cm" style:rel-width="90%" table:align="center"/>
    </style:style>
    <style:style style:name="Table32.A" style:family="table-column">
      <style:table-column-properties style:column-width="15.3cm" style:rel-column-width="58980*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15.201cm" style:rel-width="100%" table:align="center" fo:background-color="#ffffff">
        <style:background-image/>
      </style:table-properties>
    </style:style>
    <style:style style:name="Table33.A" style:family="table-column">
      <style:table-column-properties style:column-width="15.201cm" style:rel-column-width="65535*"/>
    </style:style>
    <style:style style:name="Table33.1" style:family="table-row">
      <style:table-row-properties fo:background-color="#f0f0f0">
        <style:background-image/>
      </style:table-row-properties>
    </style:style>
    <style:style style:name="Table33.A1" style:family="table-cell">
      <style:table-cell-properties fo:padding="0.159cm" fo:border="none"/>
    </style:style>
    <style:style style:name="Table34" style:family="table">
      <style:table-properties style:width="15.3cm" style:rel-width="90%" table:align="center"/>
    </style:style>
    <style:style style:name="Table34.A" style:family="table-column">
      <style:table-column-properties style:column-width="15.3cm" style:rel-column-width="58980*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15.201cm" style:rel-width="100%" table:align="center" fo:background-color="#ffffff">
        <style:background-image/>
      </style:table-properties>
    </style:style>
    <style:style style:name="Table35.A" style:family="table-column">
      <style:table-column-properties style:column-width="15.201cm" style:rel-column-width="65535*"/>
    </style:style>
    <style:style style:name="Table35.1" style:family="table-row">
      <style:table-row-properties fo:background-color="#f0f0f0">
        <style:background-image/>
      </style:table-row-properties>
    </style:style>
    <style:style style:name="Table35.A1" style:family="table-cell">
      <style:table-cell-properties fo:padding="0.159cm" fo:border="none"/>
    </style:style>
    <style:style style:name="Table36" style:family="table">
      <style:table-properties style:width="15.3cm" style:rel-width="90%" table:align="center"/>
    </style:style>
    <style:style style:name="Table36.A" style:family="table-column">
      <style:table-column-properties style:column-width="15.3cm" style:rel-column-width="58980*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15.201cm" style:rel-width="100%" table:align="center" fo:background-color="#ffffff">
        <style:background-image/>
      </style:table-properties>
    </style:style>
    <style:style style:name="Table37.A" style:family="table-column">
      <style:table-column-properties style:column-width="15.201cm" style:rel-column-width="65535*"/>
    </style:style>
    <style:style style:name="Table37.1" style:family="table-row">
      <style:table-row-properties fo:background-color="#f0f0f0">
        <style:background-image/>
      </style:table-row-properties>
    </style:style>
    <style:style style:name="Table37.A1" style:family="table-cell">
      <style:table-cell-properties fo:padding="0.159cm" fo:border="none"/>
    </style:style>
    <style:style style:name="Table38" style:family="table">
      <style:table-properties style:width="15.3cm" style:rel-width="90%" table:align="center"/>
    </style:style>
    <style:style style:name="Table38.A" style:family="table-column">
      <style:table-column-properties style:column-width="15.3cm" style:rel-column-width="58980*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15.201cm" style:rel-width="100%" table:align="center" fo:background-color="#ffffff">
        <style:background-image/>
      </style:table-properties>
    </style:style>
    <style:style style:name="Table39.A" style:family="table-column">
      <style:table-column-properties style:column-width="15.201cm" style:rel-column-width="65535*"/>
    </style:style>
    <style:style style:name="Table39.1" style:family="table-row">
      <style:table-row-properties fo:background-color="#f0f0f0">
        <style:background-image/>
      </style:table-row-properties>
    </style:style>
    <style:style style:name="Table39.A1" style:family="table-cell">
      <style:table-cell-properties fo:padding="0.159cm" fo:border="none"/>
    </style:style>
    <style:style style:name="Table40" style:family="table">
      <style:table-properties style:width="15.3cm" style:rel-width="90%" table:align="center"/>
    </style:style>
    <style:style style:name="Table40.A" style:family="table-column">
      <style:table-column-properties style:column-width="15.3cm" style:rel-column-width="58980*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15.201cm" style:rel-width="100%" table:align="center" fo:background-color="#ffffff">
        <style:background-image/>
      </style:table-properties>
    </style:style>
    <style:style style:name="Table41.A" style:family="table-column">
      <style:table-column-properties style:column-width="15.201cm" style:rel-column-width="65535*"/>
    </style:style>
    <style:style style:name="Table41.1" style:family="table-row">
      <style:table-row-properties fo:background-color="#f0f0f0">
        <style:background-image/>
      </style:table-row-properties>
    </style:style>
    <style:style style:name="Table41.A1" style:family="table-cell">
      <style:table-cell-properties fo:padding="0.159cm" fo:border="none"/>
    </style:style>
    <style:style style:name="Table42" style:family="table">
      <style:table-properties style:width="15.3cm" style:rel-width="90%" table:align="center"/>
    </style:style>
    <style:style style:name="Table42.A" style:family="table-column">
      <style:table-column-properties style:column-width="15.3cm" style:rel-column-width="58980*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15.201cm" style:rel-width="100%" table:align="center" fo:background-color="#ffffff">
        <style:background-image/>
      </style:table-properties>
    </style:style>
    <style:style style:name="Table43.A" style:family="table-column">
      <style:table-column-properties style:column-width="15.201cm" style:rel-column-width="65535*"/>
    </style:style>
    <style:style style:name="Table43.1" style:family="table-row">
      <style:table-row-properties fo:background-color="#f0f0f0">
        <style:background-image/>
      </style:table-row-properties>
    </style:style>
    <style:style style:name="Table43.A1" style:family="table-cell">
      <style:table-cell-properties fo:padding="0.159cm" fo:border="none"/>
    </style:style>
    <style:style style:name="Table44" style:family="table">
      <style:table-properties style:width="15.3cm" style:rel-width="90%" table:align="center"/>
    </style:style>
    <style:style style:name="Table44.A" style:family="table-column">
      <style:table-column-properties style:column-width="15.3cm" style:rel-column-width="58980*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15.201cm" style:rel-width="100%" table:align="center" fo:background-color="#ffffff">
        <style:background-image/>
      </style:table-properties>
    </style:style>
    <style:style style:name="Table45.A" style:family="table-column">
      <style:table-column-properties style:column-width="15.201cm" style:rel-column-width="65535*"/>
    </style:style>
    <style:style style:name="Table45.1" style:family="table-row">
      <style:table-row-properties fo:background-color="#f0f0f0">
        <style:background-image/>
      </style:table-row-properties>
    </style:style>
    <style:style style:name="Table45.A1" style:family="table-cell">
      <style:table-cell-properties fo:padding="0.159cm" fo:border="none"/>
    </style:style>
    <style:style style:name="P1" style:family="paragraph" style:parent-style-name="Standard" style:list-style-name=""/>
    <style:style style:name="P2" style:family="paragraph" style:parent-style-name="Standard">
      <style:paragraph-properties fo:margin-top="0cm" fo:margin-bottom="0.499cm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text-properties fo:font-size="12pt" style:font-size-asian="12pt" style:font-size-complex="12pt"/>
    </style:style>
    <style:style style:name="P6" style:family="paragraph" style:parent-style-name="Text_20_body" style:list-style-name=""/>
    <style:style style:name="P7" style:family="paragraph" style:parent-style-name="Heading_20_2">
      <style:paragraph-properties fo:margin-top="0cm" fo:margin-bottom="0.499cm"/>
    </style:style>
    <style:style style:name="T1" style:family="text">
      <style:text-properties fo:font-weight="bold"/>
    </style:style>
    <style:style style:name="T2" style:family="text">
      <style:text-properties fo:font-size="10pt" fo:font-weight="bold"/>
    </style:style>
    <style:style style:name="T3" style:family="text">
      <style:text-properties fo:font-size="14pt" fo:font-weight="bold"/>
    </style:style>
    <style:style style:name="T4" style:family="text">
      <style:text-properties fo:color="#ff0000"/>
    </style:style>
    <style:style style:name="T5" style:family="text">
      <style:text-properties fo:color="#008000"/>
    </style:style>
    <style:style style:name="T6" style:family="text">
      <style:text-properties fo:color="#008000" fo:font-size="10pt"/>
    </style:style>
    <style:style style:name="T7" style:family="text">
      <style:text-properties fo:color="#008000" fo:font-size="7pt"/>
    </style:style>
    <style:style style:name="T8" style:family="text">
      <style:text-properties fo:color="#008000" fo:font-size="12pt" style:font-size-asian="12pt" style:font-size-complex="12pt"/>
    </style:style>
    <style:style style:name="T9" style:family="text">
      <style:text-properties fo:color="#008000" fo:font-weight="bold"/>
    </style:style>
    <style:style style:name="T10" style:family="text">
      <style:text-properties fo:color="#0000ff"/>
    </style:style>
    <style:style style:name="T11" style:family="text">
      <style:text-properties fo:color="#0000ff" fo:font-size="12pt" style:font-size-asian="12pt" style:font-size-complex="12pt"/>
    </style:style>
    <style:style style:name="T12" style:family="text">
      <style:text-properties fo:color="#0000ff" fo:font-size="14pt" style:font-size-asian="12pt" style:font-size-complex="12pt"/>
    </style:style>
    <style:style style:name="T13" style:family="text">
      <style:text-properties fo:color="#0000ff" fo:font-size="14pt" fo:font-weight="bold" style:font-size-asian="12pt" style:font-size-complex="12pt"/>
    </style:style>
    <style:style style:name="T14" style:family="text">
      <style:text-properties fo:color="#0000ff" fo:font-weight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font-weight="bold" style:font-size-asian="12pt" style:font-size-complex="12pt"/>
    </style:style>
    <style:style style:name="T17" style:family="text">
      <style:text-properties fo:font-size="24pt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spasibo" xlink:href="../../../../../">
          <form:hidden form:name="parol" form:control-implementation="ooo:com.sun.star.form.component.HiddenControl" form:id="control1" form:value="эощвшодyябрyгтр2шжаwштаzшjhlгzлhятяiгzд4рjlkржпщгорyфэе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По завершении национально-сезонного фестиваля библиотекарей был проведён «кругловой столь»!</text:p>
      <text:p text:style-name="Standard"/>
      <text:p text:style-name="Standard">Это выражение, видимо, взято из ЕМЯ. На чистом эрзянском языке я предлагаю свой вариант – ужовтомо стуворонь перька кортнемат. Истя, эрзят?</text:p>
      <text:p text:style-name="Standard"/>
      <text:p text:style-name="Standard"><text:a xlink:type="simple" xlink:href="http://erzianj.borda.ru/?1-18-0-00000052-000-0-0-1283759804">http://erzianj.borda.ru/?1-18-0-00000052-000-0-0-1283759804</text:a></text:p>
      <text:p text:style-name="Standard"/>
      <text:p text:style-name="Standard">Право= видечи, видечинь тев</text:p>
      <text:p text:style-name="Standard">Права(не водительские)= видечинь уликст</text:p>
      <text:p text:style-name="Standard">Обязанности= максозь тевть, мерезь тевть, путозь тевть</text:p>
      <text:p text:style-name="Standard">Закон= кой</text:p>
      <text:p text:style-name="Standard">Прокурор= коень ваный</text:p>
      <text:p text:style-name="Standard">Суд= суд, видечинь ванкшнома куро</text:p>
      <text:p text:style-name="Standard">Тюрьма= пекстамонь кудо( кардо, утом )</text:p>
      <text:p text:style-name="Standard">Милиция= кардывий ушмо</text:p>
      <text:p text:style-name="Standard">воин= ушман</text:p>
      <text:p text:style-name="Standard">милиционер= кардый, кардыдей</text:p>
      <text:p text:style-name="Standard"/>
      <text:p text:style-name="Standard">группа= куро</text:p>
      <text:p text:style-name="Standard">коллектив= тевкуро</text:p>
      <text:p text:style-name="Standard">коллега= тевъялга</text:p>
      <text:p text:style-name="Standard">президиум=вети-эзем</text:p>
      <text:p text:style-name="Standard">глава=прявт</text:p>
      <text:p text:style-name="Standard">компьютер=арсимашина</text:p>
      <text:p text:style-name="Standard">кнопка=пупорька, плаштя</text:p>
      <text:p text:style-name="Standard">ссылка=невкс</text:p>
      <text:p text:style-name="Standard">программа=лувкс</text:p>
      <text:p text:style-name="Standard">грамматика=сёрмадомалув</text:p>
      <text:p text:style-name="Standard">статья=сёрмадкс</text:p>
      <text:p text:style-name="Standard">заявление=яволявтома</text:p>
      <text:p text:style-name="Standard">раздел=явкс</text:p>
      <text:p text:style-name="Standard">горный хребет=пандорисьме</text:p>
      <text:p text:style-name="Standard">море=иневедь</text:p>
      <text:p text:style-name="Standard">резолюция=мельъяволявкс</text:p>
      <text:p text:style-name="Standard">предложение(грамм.)=валрисьме</text:p>
      <text:p text:style-name="Standard">календарь=ковкерькс</text:p>
      <text:p text:style-name="Standard">созвездие=тештепусмо</text:p>
      <text:p text:style-name="Standard">система=лувкоцт</text:p>
      <text:p text:style-name="Standard">власть=кирдивий</text:p>
      <text:p text:style-name="Standard">республика=раськемастор</text:p>
      <text:p text:style-name="Standard">президент=тёкшпрявт, масторпрявт</text:p>
      <text:p text:style-name="Standard">правительство=ветимкуро</text:p>
      <text:p text:style-name="Standard">парламент=арсимкуро</text:p>
      <text:p text:style-name="Standard">мир=сетьмечи</text:p>
      <text:p text:style-name="Standard">мир=масторланго</text:p>
      <text:p text:style-name="Standard">война=торпинге</text:p>
      <text:p text:style-name="Standard">договор=вемелькс</text:p>
      <text:p text:style-name="Standard">телефон=кортним</text:p>
      <text:p text:style-name="Standard">столовая=ярсамкудо</text:p>
      <text:p text:style-name="Standard">поезд=уским </text:p>
      <text:p text:style-name="Standard"/>
      <text:p text:style-name="Standard"><text:soft-page-break/>эпос=морокерькс <text:line-break/>стих=валморо <text:line-break/>форум=мелькужо <text:line-break/>конгресс=инекужо <text:line-break/>январь=якшамков <text:line-break/>февраль=даволков <text:line-break/>март=эйзюрков <text:line-break/>апрель=чадыков <text:line-break/>май=панжиков <text:line-break/>июнь=аштемков <text:line-break/>июль=медьков <text:line-break/>август=умарьков <text:line-break/>сентябрь=таштамков <text:line-break/>октябрь=ожоков <text:line-break/>ноябрь=суньдерьков <text:line-break/>декабрь=ацамков<text:line-break/></text:p>
      <text:p text:style-name="Standard">виноград=винамарь <text:line-break/>водка=ашо вина <text:line-break/>мороженое=кельмине <text:line-break/>сыр=пидень топо <text:line-break/>колбаса=сывельсюло <text:line-break/>фарш=нолдань сывель <text:line-break/>ряженка=чапамо ловсо <text:line-break/>простокваша=режнань ловсо <text:line-break/>топлёное молоко=пидень ловсо <text:line-break/>маргарин=ойкс, теень ой <text:line-break/>абрикос=ожонька <text:line-break/>крыжовник=понавка <text:line-break/>слива=сэньмарь <text:line-break/>груша=дуля </text:p>
      <text:p text:style-name="Standard"/>
      <text:p text:style-name="Standard">обложка=лангакс </text:p>
      <text:p text:style-name="Standard">форум=мелькужо </text:p>
      <text:p text:style-name="Standard">неологизм= од валъёвтавкс <text:line-break/>термин= лем путовкс </text:p>
      <text:p text:style-name="Standard"/>
      <text:p text:style-name="Standard">небоскрёб=палманькудо, тёкшкудо <text:line-break/>колокольня=баягапотмар, баягакудо </text:p>
      <text:p text:style-name="Standard"/>
      <text:p text:style-name="Standard">–</text:p>
      <text:p text:style-name="Standard">В эрзянском нет прямого слова ЗАПРЕТИТЬ, ЗАПРЕЩАТЬ.</text:p>
      <text:p text:style-name="Standard"/>
      <text:p text:style-name="Standard">Используются:</text:p>
      <text:p text:style-name="Standard"/>
      <text:p text:style-name="Standard">а меремс= не разрешать</text:p>
      <text:p text:style-name="Standard">кардамс=приструнить</text:p>
      <text:p text:style-name="Standard"/>
      <text:p text:style-name="Standard">Что не всегда удобно в современной деловой речи.</text:p>
      <text:p text:style-name="Standard"/>
      <text:p text:style-name="Standard">Перебрав теоретически варианты внесения в современный эрзянский язык ЭРЗЯНСКОГО слова, означающего ЗАПРЕТИТЬ, ЗАПРЕЩАТЬ,</text:p>
      <text:p text:style-name="Standard"><text:soft-page-break/>предлагаю эрзянскому сообществу для обсуждения неологизм ПИРЕТЕМС= запретить. Прошу оценить и высказать своё мнение.</text:p>
      <text:p text:style-name="Standard">За основу взяты эрзянские слова ПИРЯМС, ПИРЕ, несущие смысл: создать некую преграду в осуществлении чего-либо.</text:p>
      <text:p text:style-name="Standard">Подтолкнуло к этому эрзянскому НЕОЛОГИЗМУ и русское слово претить (запретить), по-моему вошедшее в русский из финно-угорских языков, в частности, эрзянского, в измененном виде.</text:p>
      <text:p text:style-name="Standard"/>
      <text:p text:style-name="Standard">От ПИРЕТЕМС=запретить</text:p>
      <text:p text:style-name="Standard">легко образуются другие близкие слова:</text:p>
      <text:p text:style-name="Standard">ПИРЕТЕМА=запрещение</text:p>
      <text:p text:style-name="Standard">ПИРЕТЕЗЬ = запрещенный, запрещено и т.д.</text:p>
      <text:p text:style-name="Standard">ПИРЕТИЦЯ = запрещающий</text:p>
      <text:p text:style-name="Standard"/>
      <text:p text:style-name="Standard">Прошу продолжить образование новых слов от неологизма ПИРЕТЕМС и дать свою оценку возможности и необходимости ввода его в современный Эрзя язык.</text:p>
      <text:p text:style-name="Standard"/>
      <text:p text:style-name="Standard">Эрюш Вежай</text:p>
      <text:p text:style-name="Standard">–</text:p>
      <text:p text:style-name="Standard">организация-лувкуро </text:p>
      <text:p text:style-name="Standard">Организация = Тевкуро????)) </text:p>
      <text:p text:style-name="Standard"/>
      <text:p text:style-name="Standard">мельморо= новелла </text:p>
      <text:p text:style-name="Standard">партия (полит.) - вийкуро </text:p>
      <text:p text:style-name="Standard">форма (чего-либо)- парцун </text:p>
      <text:p text:style-name="Standard"/>
      <text:p text:style-name="Standard">Покш сюкпря! А кодат жаргонт, берянь валт улить? </text:p>
      <text:p text:style-name="Standard"/>
      <text:p text:style-name="Standard"><text:line-break/>государство=виймастор, кирдимастор, кирдеммастор, вейксмастор, азорксмастор, ??? </text:p>
      <text:p text:style-name="Standard"/>
      <text:p text:style-name="Standard">государство=виймастор</text:p>
      <text:p text:style-name="Standard">Монь мельзэм те валось седе тусь))</text:p>
      <text:p text:style-name="Standard"/>
      <text:p text:style-name="Standard">Видечи- справедливость истя арсян. А видечинь тев валось седе тезэнь лади </text:p>
      <text:p text:style-name="Standard"/>
      <text:p text:style-name="Standard">Видечи - неяви сон кавто валсто пурнавкс: виде -чи. <text:line-break/>Рузонь с- Прав - ведливость, койсэм пурназь истят кавто валсто: <text:span text:style-name="T1">прав</text:span>(о, ду) -веди. <text:line-break/>Ёвлиса монь превс кода совась :-), те эрзякс истя лисемка: <text:span text:style-name="T1">видечи кирдема</text:span>. <text:line-break/>Видечинть минь(ламотне) содасыне- авамок-тетямок тонавтымизь, ансяк видечинть апак кирде (видечись сон-соньсь а эри) сон ломанень эрямо юткссо ёми. Зярдо карматано миньсь видечинть кирдеме сестэ сонзэ смустесэ рузкс ёвтазь карми -справедливость. </text:p>
      <text:p text:style-name="Standard"/>
      <text:p text:style-name="Standard">Эряви те валонть валрисьмес нерьгемс, сестэ неяви, карми-арась эрямо... Видечись минек ено)))) <text:line-break/>Видечи валось пурназь кавтосто, те истя ансяк чи валось теевсь суффиксэкс. Монь койсэ, сон невти рузонь -сть- <text:line-break/>Справедливость - видечи, модальность - модальнойчи. сынь невтить вейке кодамояк чарькодема. <text:line-break/>Ды аволь ансяк -сть- марто путови -чи- . Саемга, ШУМБРАЧИ (ЗДОРОВЬЕ, БЛАГОПОЛУЧИЕ). <text:line-break/>Аволь весе валтнэнь рузонь сестэ эряви калька теемс, кельтнень оймест лият. <text:line-break/><text:soft-page-break/>ВИДЕЧИНЬ КИРДЕМА, монень истя маряви, - те ПРАВОПОРЯДОК </text:p>
      <text:p text:style-name="Standard"/>
      <text:p text:style-name="Standard">Монь мелем тонь мелеть а колы. Видечи валонть смустезэ валрисьме куншкасо неяви, наголь сестэ ломанесь чарькодьсы, мезде сёрмадыцясь арсесь. "Видечись минек ёно", кодамо таркасо эли мезе мельга(каршо) `ёвтазь ули, сестэ рузк истя ютавтомотне кармить: "Правда за нами", "Истина на нашей стороне", "Честь имеем". Ансяк омбоце ёндо -"Добьемся справделивости", "Справедливость восторжествует", видечись минек ёно,- ёвтазь, сеске истямось(рузкс сёрмадовозь) а чарькодеви. <text:line-break/>Тень коряс вешнемс лездыця валт. Теде тов меремс, весе рузонь валтнэнь каршо а мезекс эрзянь валнэнь путомс. Улить, койсэм, пек а эрявиця валт. Ветькень кельсэ арась вал рузонь кельс ютавтомс Мир(мириться), ули соглашаться. Иля тюре -валось а эрявмо карми, <text:line-break/>тесеяк истя- видечинть каршо иля моле сестэ карми "справедливость". <text:line-break/>Мон эсинь ендо ёвтан-мон аволь "научной" ломанесь... </text:p>
      <text:p text:style-name="Standard"/>
      <text:p text:style-name="Standard">Вселенная=Эрямэле, Эрямоэле, Эрекэле <text:line-break/>материя=тейме <text:line-break/>материал=теймекс <text:line-break/>планета=модатеште <text:line-break/>спутник=ёжотеште <text:line-break/>нечто=мезияко <text:line-break/>космос=томбальксэле <text:line-break/>тяготение, центростремительная сила=ускивий <text:line-break/>центробежная сила= сезивий <text:line-break/>метеорит=палытеште, прытеште, ливтитеште <text:line-break/>комета=пулотеште <text:line-break/>астероид=тештекс <text:line-break/>информация=кулякс </text:p>
      <text:p text:style-name="Standard"/>
      <text:p text:style-name="Standard">материя=тейме</text:p>
      <text:p text:style-name="Standard">Арсян те валось эрзянь, МАТЕРИЯ </text:p>
      <text:p text:style-name="Standard"/>
      <text:p text:style-name="Standard">Эрзянь ды ветькень алкуксонь кемемасонть АВА(АНГЕ) , АМА(АННЕ) -сехте покшт тевть тейсть. Рузкс ютавтозь АВА-нь ды АМА-нь тееквксэсь - МАТЕРИЯ, Мать(Матерь) валстонь лиси. </text:p>
      <text:p text:style-name="Standard"/>
      <text:p text:style-name="P3"/>
      <text:p text:style-name="Standard"/>
      <text:p text:style-name="Standard"><text:a xlink:type="simple" xlink:href="http://erzianj.borda.ru/?1-18-0-00000029-000-0-0-1283104091">http://erzianj.borda.ru/?1-18-0-00000029-000-0-0-1283104091</text:a></text:p>
      <text:p text:style-name="Standard"/>
      <text:p text:style-name="Standard">Имена <text:line-break/>Начну выкладывать понемногу. Всех желающих прошу присоединятся - поправлять, критиковать, добавлять. <text:line-break/><text:line-break/>Имена. <text:line-break/>Мужские: <text:line-break/><text:line-break/>Абрам – Обран <text:line-break/>Александр – Лесо, Алё, Алько <text:line-break/>Андрей – Андю <text:line-break/>Антон – Онтон <text:line-break/>Артём – Артё <text:line-break/>Гавриил – Гаорё, Гаво, Галё <text:line-break/><text:soft-page-break/>Григорий – Дриго <text:line-break/>Василий – Васюк <text:line-break/>Виктор – Викай <text:line-break/>Владимир – Олодя <text:line-break/>Дорофей – Доро <text:line-break/>Захар – Закар <text:line-break/>Егор – Ёгорь, <text:line-break/>Игнатий – Иго <text:line-break/>Илья – Илько <text:line-break/>Кирилл – Кирё <text:line-break/>Матвей – Матё <text:line-break/>Мефодий – Нехот <text:line-break/>Михаил – Микай <text:line-break/>Моисей – Мосей <text:line-break/>Никифор – Микикор <text:line-break/>Николай – Миколь <text:line-break/>Павел – Павол, Паул <text:line-break/>Сергей – Серьгу <text:line-break/>Софрон – Сохрон <text:line-break/>Тимофей – Тимо <text:line-break/>Трофим – Трохим <text:line-break/>Федор – Кведор <text:line-break/>Филипп – Квилё <text:line-break/>Фома – Кома <text:line-break/>Харитон – Каритон <text:line-break/><text:line-break/><text:line-break/>Женские: <text:line-break/><text:line-break/>Авдотья – Олдай <text:line-break/>Аграфена (Агриппину) – Окро <text:line-break/>Аксинья – Окся <text:line-break/>Акулина – Околь, Куля <text:line-break/>Александра – Леса, Лёкся <text:line-break/>Анастасия – Наста <text:line-break/>Анисья – Ансё <text:line-break/>Варвара – Варо <text:line-break/>Дарья – Дарё <text:line-break/>Евгения – Евля <text:line-break/>Марфа – Марква <text:line-break/>Марья – Марё <text:line-break/>Матрёна – Матря <text:line-break/>Ольга – Ольке <text:line-break/>Пелагея – Полё, Палага <text:line-break/>Федосья – Кведо <text:line-break/>Христиния, Кристина – Крестя </text:p>
      <text:p text:style-name="Standard"/>
      <text:p text:style-name="Standard">Человек. Строение тела <text:line-break/><text:line-break/>Человек – Ломань <text:line-break/>Мужчина – Аля, Цёра <text:line-break/>Женщина – Ава <text:line-break/><text:soft-page-break/>Имя - Лем <text:line-break/><text:line-break/>Голова – Пря <text:line-break/>Мозг – Удем <text:line-break/>Волос – Чере <text:line-break/>Ухо - Пиле <text:line-break/>Лицо - Чама <text:line-break/>Глаз – Сельме <text:line-break/>Слеза - Сельведь <text:line-break/>Нос – Судо <text:line-break/>Курносый – Панок <text:line-break/>Рот – Курго <text:line-break/>Зубы – Пейть <text:line-break/>Молочные зубы – Потяка пейть <text:line-break/>Язык – Кель <text:line-break/>Кончик языка – Кельбря <text:line-break/>Губа - Турво <text:line-break/>Шея – Кирьга <text:line-break/>Загривок – Уця <text:line-break/><text:line-break/>Туловище, фигура – Тулко, рунго <text:line-break/>Женская грудь - Потя <text:line-break/>Плечо – Лавтов <text:line-break/>Пупок – Почо <text:line-break/><text:line-break/>Рука – Кедь <text:line-break/>Кисть – Цёко <text:line-break/>Палец – Сур <text:line-break/><text:line-break/>Нога – Пильге <text:line-break/><text:line-break/>Внутренности – Потмо <text:line-break/>Селезёнка – Чечей <text:line-break/>Кость – Ловажа <text:line-break/><text:line-break/>Кровеносные сосуды, сухожилия – Сан <text:line-break/><text:line-break/>Ягодицы – Мукоро <text:line-break/><text:line-break/>Кожа – Киське <text:line-break/><text:line-break/>Пульс – Фильча <text:line-break/>Кровь – Верь <text:line-break/>Синяк – Томбаверь <text:line-break/>Гной - Сый <text:line-break/><text:line-break/>Разум – Прев <text:line-break/>Жизнь – Эрямо <text:line-break/></text:p>
      <text:p text:style-name="Standard"/>
      <text:p text:style-name="Standard">Дети, детство <text:line-break/><text:line-break/><text:soft-page-break/>Ребёнок – Эйкакш <text:line-break/>Грудной ребёнок – Потяка <text:line-break/>Родить – Чачтомс <text:line-break/>Роды – Чачтома <text:line-break/><text:line-break/>Мальчик – Пакша, цёра, цёрыне <text:line-break/>Девочка – Тейтерь <text:line-break/>Дитя – Тяка <text:line-break/>Дитятко, малыш – Тякине <text:line-break/><text:line-break/>Люлька, Колыбель – Лавсь <text:line-break/><text:line-break/>Игрушка - Налксемка <text:line-break/>Играть – Налксемс <text:line-break/><text:line-break/>У вас кто родился? – Тынь ки чачсь? <text:line-break/>Ребёнок сосёт молоко – Эйкакшось поти ловсо <text:line-break/>Ребёнок спит – Эйкакшось уды <text:line-break/>Мой малыш растет – Тякинем касы <text:line-break/>Поиграем все вместе – Налксетяно весе вейсэ <text:line-break/>Дети играют – Эйкакшт налксить <text:line-break/>Дети заигрались – Эйкакштне налксевсть <text:line-break/>Дети спят – Эйкакшт удыть <text:line-break/><text:line-break/>Сколько тебе лет – Зяро тоне иеть? <text:line-break/>Мне 5 лет – Моне вете иеть. <text:line-break/>Я уже большой – Мон ужо покш. <text:line-break/>Когда вырастешь – Коли кастат <text:line-break/>Ты уже большой – Тон ужо покшине <text:line-break/><text:line-break/>Я люблю детей – Мон вечкан эйкакшт <text:line-break/><text:line-break/></text:p>
      <text:p text:style-name="Standard">Чувства <text:line-break/><text:line-break/>Смех – Ракамо <text:line-break/>Смеятся – Ракамс <text:line-break/>Ну, насмешил – Ну, ракавтыть <text:line-break/>Не смейся! – Иля рака! <text:line-break/><text:line-break/>Плач – Авардема <text:line-break/>Плакать – Авардемс <text:line-break/>Не плачь! – Иля аварде! <text:line-break/>Ты почему плачешь? – Тон мекс авардят? <text:line-break/><text:line-break/>Испуг – Тандамо <text:line-break/>Не пугайся – Иля танда <text:line-break/>Испугал (меня) – Тандымим <text:line-break/><text:line-break/>Любовь – Вечкема <text:line-break/>Я люблю тебя – Мон вечкан тонь <text:line-break/>Поцелуй – Паламо <text:line-break/><text:soft-page-break/>Целовать – Паламс <text:line-break/>Поцелуй меня – Палак монь <text:line-break/>Поцелую тебя – Паласа тонь <text:line-break/><text:line-break/>Забота, грусть, тревога, беспокойство – Мелявкс <text:line-break/>Я беспокоюсь (беспокоился) за вас – Мон мелявтан (мелявтынь) тынь коряс <text:line-break/>Не беспокойтесь за меня (нас) – Илядо мелявто монь (минек) коряс <text:line-break/><text:line-break/>Желание, мысль, настроение – Мель <text:line-break/>Я хотел бы (держу в мыслях) – Мон мельсэ кирдян <text:line-break/><text:line-break/>Друг, подруга – Ялга, оя <text:line-break/><text:line-break/>Счастье – Уцяска <text:line-break/>Счастливый – Уцяскав <text:line-break/>Несчастливый – Уцяскавтомо </text:p>
      <text:p text:style-name="Standard"/>
      <text:p text:style-name="Standard">Болезни <text:line-break/><text:line-break/>Болеть – Сэредемс <text:line-break/>(Моя) голова болит – Прям сэреди <text:line-break/>(Твоя) голова болит – Прят сэреди <text:line-break/>(Его) голова болит – Прязо сэреди <text:line-break/>Лихорадка – Кумуха <text:line-break/>Эпилептик – Кулсигай <text:line-break/>Эпилепсия – Кулсема <text:line-break/>Хромать – Култаемс <text:line-break/>Слабый – Лавшо <text:line-break/>Ослабленный – Лавшомгадозь <text:line-break/>Слабеть – Лавшомс <text:line-break/>Поцарапаться – Изырдямс <text:line-break/>Я поцарапал руку – Мон изырдинь кедень <text:line-break/><text:line-break/></text:p>
      <text:p text:style-name="Standard">Действия <text:line-break/><text:line-break/>Что делаешь? – Месть тейнят? <text:line-break/>Бегать – Чийнемс <text:line-break/>Быстро бегать – Бойка чийнемс <text:line-break/>Куда бежишь? – Ков чият? <text:line-break/><text:line-break/>Ловить – Кундамс <text:line-break/>Лови! – Кундт! <text:line-break/>Ну, поймай меня – Ну, кундык монь <text:line-break/>Сейчас поймаю – Час кундса <text:line-break/><text:line-break/>Идти – Молемс <text:line-break/>Куда пошёл? – Ков молить? <text:line-break/>Ходить – Якамс <text:line-break/>Приходить – Самс <text:line-break/>Подойди сюда! – Сак тей! <text:line-break/>Отойди, отстань – Ва тесте <text:line-break/><text:soft-page-break/>Иди! – Азё! <text:line-break/>Пойдём! – Адя! <text:line-break/>Пойдёмте! – Адядо! <text:line-break/><text:line-break/>Подниматся – Куземс <text:line-break/>Спускаться – Валгомс <text:line-break/><text:line-break/>Садится – Озамс <text:line-break/>Сидя – Озадо <text:line-break/>Сидеть – Озадо аштемс <text:line-break/>Сядь! – Озак! <text:line-break/>Садитесь – Озадо <text:line-break/><text:line-break/>Стоять, находиться – Аштемс <text:line-break/>Что стоишь? – Месть аштят? <text:line-break/><text:line-break/>Играть – Налксемс <text:line-break/>Ты поиграешь со мной? – Тон налксят монь марто? <text:line-break/>Давайте поиграем – Адядо, налксетяно <text:line-break/><text:line-break/>Брать, забирать – Саемс <text:line-break/>Возьми! – Саик! <text:line-break/>Не бери – Иля сае <text:line-break/>Возьму – Сайса <text:line-break/>Не возьму – А сайса <text:line-break/><text:line-break/>Спать – Удомс <text:line-break/>Спи – Удок <text:line-break/>Почему не спишь? – Мекс а удат? <text:line-break/>Я сон видел – Мон он неия <text:line-break/>Во сне видел – онсто неия <text:line-break/>Храп – Кирнэма <text:line-break/>Храпеть – Кирнемс <text:line-break/><text:line-break/>Одеваться – Оршамс <text:line-break/>Раздеваться – Кайсемс <text:line-break/><text:line-break/>Думать – Арсемс <text:line-break/>О чём думаешь? – Мезде арсят? </text:p>
      <text:p text:style-name="Standard"/>
      <text:p text:style-name="Standard"/>
      <text:p text:style-name="Standard">Свойства <text:line-break/><text:line-break/>Красивый – Мазы <text:line-break/>Хорошо – Вадря, паро <text:line-break/>Хороший человек – Вадря ломань, паро ломань <text:line-break/>Красавица – Боярава <text:line-break/>Быстро – Бойка <text:line-break/>По быстрому – Бойкасто <text:line-break/>Хитрый – Киткав <text:line-break/>Кривой, корявый – Кичкере </text:p>
      <text:p text:style-name="Standard"/>
      <text:p text:style-name="Standard"><text:soft-page-break/></text:p>
      <text:p text:style-name="Standard">Одежда и обувь, украшения <text:line-break/><text:line-break/>Одежда, костюм – Оршамопель <text:line-break/>Одеваться – Оршамс <text:line-break/>Раздеваться - Кайсемс <text:line-break/><text:line-break/>Паця – Платок <text:line-break/>Колпак – Пацялга <text:line-break/><text:line-break/>Панар – Рубашка <text:line-break/><text:line-break/>Воротник – Сивекс <text:line-break/><text:line-break/>Варежка - Варьга <text:line-break/><text:line-break/>Фартук, передник – Икельга паця <text:line-break/><text:line-break/>Брюки, штаны – Понкст <text:line-break/>Чулки – Цюлка <text:line-break/><text:line-break/>Сапог – Кем <text:line-break/>Ботинок – Кота <text:line-break/>Лапоть – Карь <text:line-break/><text:line-break/>Бисер – Човаля <text:line-break/>Серьги – Пилекс курокс <text:line-break/>Бусы – Эрьгть <text:line-break/>Нагрудное украшение – Колодка <text:line-break/>Шейное украшение – Кирьгашат <text:line-break/>Браслет – Кетькс <text:line-break/><text:line-break/>Национальная эрзянская женская одежда: <text:line-break/>Паля – Рубашка <text:line-break/>Руця – Верхняя длинная распашная одежда из белой холщёвой ткани с вышивкой снизу и вдоль полов, а так же на концах рукавов. <text:line-break/>Пулай, пулагай, пулакш, пулокаркс – Набедренное украшение – пояс с бахромой, сделан из картона или плотного холщёвого валика и шерстяных ниток, вышитый бисером, украшенный блёстками, пуговицами, бусами и медной цепочкой, носится сзади. <text:line-break/>Пулопе, черьбулонь вельтямо – Накосник – ленты и подвески к девичьей косе <text:line-break/>Каркс – Пояс <text:line-break/>Лапкат – Поясные украшения <text:line-break/>Каркс цёко – Кисть пояса <text:line-break/><text:line-break/>Сюлгамо – Нагрудная застёжка <text:line-break/><text:line-break/>Панго – Островерхий головной убор <text:line-break/>Сорока – Головной убор <text:line-break/>Шлыган – Вышитый головной убор прямоугольной формы из холста с прямоугольной наспинной лопастью. </text:p>
      <text:p text:style-name="Standard"/>
      <text:p text:style-name="Standard"/>
      <text:p text:style-name="Standard"><text:soft-page-break/>Семья <text:line-break/>Предки – Атят-покштят <text:line-break/>Род – Кан <text:line-break/>Дед - Атя, деда, покштя <text:line-break/>Бабушка – Баба, покшава, сырява <text:line-break/>Прадед, отец свёкра – Ине покштя <text:line-break/>Прадед по линии матери – Бодя <text:line-break/>Младший брат деда по отношению к внукам – Од покштя, од деда <text:line-break/>Отец – Тетя, атя <text:line-break/>Мать – Ава <text:line-break/>Отчим – Од тетя <text:line-break/>Мачеха – Од ава <text:line-break/>Сын - Цёра <text:line-break/>Дочь – Тейтерь, кемаль <text:line-break/>Внук - Батюка <text:line-break/>Правнук - Лаське <text:line-break/>Старший брат, дядя - Леля <text:line-break/>Старшая сестра, тетя - Патя <text:line-break/>Жена брата отца - Уряж <text:line-break/>Младшая сестра - Сазор <text:line-break/>Младший брат по отношению к сестре - Ялакс <text:line-break/>Муж, жена – Пола, вастай <text:line-break/>Муж - Мирде <text:line-break/>Жена – Козяйка, ни <text:line-break/>Сват, Сваха – родители жениха и невесты по отношению друг к другу <text:line-break/>Сват – Чиявтыця, куда <text:line-break/>Сваха – Андава, кудава <text:line-break/>Свёкр – отец мужа – Атявт <text:line-break/>Свекровь – мать мужа – Ававт <text:line-break/>Тесть – отец жены – Бачка <text:line-break/>Тёща – мать жены - Мачка <text:line-break/>Зять – муж дочери – Содамо, чичаля, эзна <text:line-break/>Невеста, сноха – жена сына – Урьва, одирьва, кияло <text:line-break/>Младшая сноха – жена младшего сына – Пенерьва, вежава <text:line-break/>Младшая невестка – жена деверя – брата мужа – Пенерьва <text:line-break/>Старшая золовка – старшая сестра мужа – Патька <text:line-break/>Младшая золовка – младшая сестра мужа – Парыя, авне <text:line-break/>Старший брат мужа - Какжаля <text:line-break/>Деверь – брат мужа - Альне <text:line-break/>Свояченица – сестра жены – Балдуз, свочина <text:line-break/>Жены братьев по отношению друг к другу – Киялт, кияло <text:line-break/>Шурин – брат жены - Шуряга <text:line-break/>Племянник – Патянь цера <text:line-break/>Племянница – Патянь тейтерь <text:line-break/><text:line-break/>Крестный отец – Крёстной тетя <text:line-break/>Крестная мать – Крёснава, кока <text:line-break/>Крестный отец мужа – Крёстной атявт <text:line-break/>Крестная мать жениха – Крёстной ававт <text:line-break/>Отец крестного отца, матери – Крёстной деда <text:line-break/>Мать крестного отца, матери – Крёстной баба <text:line-break/>Жена крестного отца – Крёстной уряж <text:line-break/><text:soft-page-break/>Крестник, крестница – Крёстной цёра (тейтерь) <text:line-break/></text:p>
      <text:p text:style-name="Standard"/>
      <text:p text:style-name="Standard">Религия, религиозные обряды <text:line-break/>(Христианство) <text:line-break/>Бог – Паз <text:line-break/>С Богом – Паз марто <text:line-break/>Церковь – Церькува <text:line-break/>Купол – Кумпол <text:line-break/>Икона – Пазава <text:line-break/>Молитва – Ознома <text:line-break/>Помолитесь за нас – Ознодо минек кис <text:line-break/>Поклон – Сюконявкс <text:line-break/>Кланяться – Сюконямс <text:line-break/>Крест – Крёст <text:line-break/>Перекреститься – Крёстамс <text:line-break/>Креститься – Лемдямс <text:line-break/>Купель – Крёстамо парь <text:line-break/>Свеча – Штатол <text:line-break/>Аналой – Налой <text:line-break/><text:line-break/>Обычай – Лад <text:line-break/>Благословенный – Баславазь <text:line-break/>Благословление – Баславка <text:line-break/>Благословите в дорогу – Баславадо ки лангов <text:line-break/><text:line-break/>Кладбище – Калмазырь <text:line-break/>Могила – Калмо <text:line-break/>Похоронить – Калмамс <text:line-break/>Покойник – Куло <text:line-break/>Тот свет, загробный мир – Тона чи <text:line-break/><text:line-break/>Вербное воскресение – Эрьбань чи <text:line-break/>Пасха – Инечи <text:line-break/>Пойдёмте яички собирать – Адядо алонь пурнамо <text:line-break/>Пойдёмте христосоваться – Адядо христосовамо <text:line-break/><text:line-break/>Рождество – Роштува <text:line-break/>Коляда – Каляда <text:line-break/>Колядовать – Калядамс <text:line-break/><text:line-break/>Древне-эрзянский религиозный обряд, моление – Озкс <text:line-break/>Всеэрзянское народное моление – Раськень Озкс <text:line-break/><text:line-break/>Чур – Цюртай <text:line-break/>Чур меня! – Цюртай монь! <text:line-break/><text:line-break/>Чёрт, нечистый – Чопачя, Идемевсь <text:line-break/><text:line-break/></text:p>
      <text:p text:style-name="Standard">Общество <text:line-break/><text:line-break/><text:soft-page-break/>Народ – Раське <text:line-break/><text:line-break/>Царь, Князь – Инязор <text:line-break/>Владыка – Кирди <text:line-break/><text:line-break/>Руководитель местного уровня (напр. диаспоры) – Чиряз <text:line-break/>Мэр (глава городской администрации) – Ошонь чиряз <text:line-break/>Председатель (выборный руководитель) организации – Прявт <text:line-break/><text:line-break/>Земля, определенная территория – Мастор <text:line-break/>Эрзянская земля – Эрзянь Мастор <text:line-break/><text:line-break/>Собрание, съезд – Инекужо <text:line-break/>Новость – Куля <text:line-break/><text:line-break/>Газета – Куля лопа <text:line-break/><text:line-break/>Коллега – Тевялга <text:line-break/>Дело – Тев <text:line-break/><text:line-break/></text:p>
      <text:p text:style-name="Standard">Разговор, речь, общение <text:line-break/><text:line-break/>Эрзянский язык – Эрзянь кель <text:line-break/>Русский язык – Рузонь кель <text:line-break/><text:line-break/>Разговор – Кортамо, бесёда <text:line-break/>Говорить – Кортамс, басямс <text:line-break/>Садись, поговорим – Озак, кортатано <text:line-break/><text:line-break/>Говорите по эрзянски – Кортадо эрзякс <text:line-break/>Говорите по русски – Кортадо рузкс <text:line-break/><text:line-break/>Я понимаю – Мон чарькодян <text:line-break/>Я понял – Мон чарькодинь <text:line-break/>Вы понимаете меня? – Тынь чарькодтядо монь? <text:line-break/>Я не понимаю по эрзянски – Мон ачарькодян эрзякс <text:line-break/><text:line-break/>Здравствуйте – Шумбрачи <text:line-break/>До свидания – Васто мазонок <text:line-break/>До встречи – Неемазонок <text:line-break/><text:line-break/>Молчи! – Чатьмонь! <text:line-break/>Не шуми, не кричи! – Иля шума! <text:line-break/><text:line-break/>Ты где живёшь? – Тон косо эрят? <text:line-break/>Ты чей будешь? – Тон кинь улят? <text:line-break/><text:line-break/>Как же так? – Кода истя? <text:line-break/><text:line-break/>Как жизнь? – Кода эрямось? <text:line-break/>Спасибо, хорошо! – Сюкпря, паро! <text:line-break/><text:soft-page-break/>Как дела? – Кода теветь? <text:line-break/><text:line-break/>По хорошему – Паро ладсо </text:p>
      <text:p text:style-name="Standard"/>
      <text:p text:style-name="Standard"/>
      <text:p text:style-name="Standard">В гостях <text:line-break/><text:line-break/>Гость – Инже <text:line-break/>Приходите в гости – Садо инжекс <text:line-break/><text:line-break/>Господин, хозяин – Азор <text:line-break/>Госпожа, хозяйка – Азорава <text:line-break/><text:line-break/>Здравствуйте – Шумбра чи <text:line-break/>Извините за опоздание – Нолдынк чумом поздаямонь коряс <text:line-break/><text:line-break/>Как дела? – Кода тевтне? <text:line-break/>Как тебя зовут? – Кода леметь? <text:line-break/>Будьте знакомы – Уледе содавиксэкс <text:line-break/><text:line-break/>Садитесь за стол – Озадо столекшс <text:line-break/>Приятного апетита – Тантейстэ ярсамс, Тантей ярсамо <text:line-break/><text:line-break/>Будьте здоровы – Уледе шумбрат <text:line-break/>За ваше здоровье – Шумбрачизэнк, тынк шумбрачис <text:line-break/>Счастья и благополучия – Уцяскав ды вадря эрямо <text:line-break/>Давайте выпьем за хозяев этого дома! – Адядо симтяно тень кудонь азортнень коряс! <text:line-break/>Выпьем за наших дам! – Симтяно минек азоравань коряс! <text:line-break/><text:line-break/>Спасибо – Сюкпря <text:line-break/>Благодарю – Сюконян <text:line-break/>Пожалуйста – Инеськеть <text:line-break/><text:line-break/>Не за что – А мезень кис <text:line-break/>Конечно – Содазь, нама <text:line-break/>С удовольствием – Паро мель марто <text:line-break/><text:line-break/>Кушайте – Ярсадо <text:line-break/>Пейте, выпейте – Симеде <text:line-break/>Возьмите бокал (стакан) – Саеде чакш <text:line-break/>Возьмите ложку – Саеде пенч <text:line-break/>Поставлю вам тарелку? – Путан тыне вакан? <text:line-break/>Вам посолить? – Тынек салтамс? <text:line-break/>Нет, спасибо – Арась, сюкпря <text:line-break/>Мне хватит – Моне саты <text:line-break/><text:line-break/>Пойдёмте – Адядо, сыргатано <text:line-break/>До Свидания! – Вастомазонок! <text:line-break/>До встречи! – Неемазонок! <text:line-break/></text:p>
      <text:p text:style-name="Standard"/>
      <text:p text:style-name="Standard">Календарь <text:line-break/><text:soft-page-break/><text:line-break/>Календарь – Ковкерькс <text:line-break/>Век, столетие – Пинге <text:line-break/>Год – Ие <text:line-break/>Месяц – Ков <text:line-break/>Неделя – Тарго <text:line-break/>День – Чи <text:line-break/><text:line-break/>Времена года: <text:line-break/>Зима – Теле <text:line-break/>Зимнй – Телень <text:line-break/>Зимой – Тельня <text:line-break/><text:line-break/>Весна – Тундо <text:line-break/>Весенний – Тундонь <text:line-break/>Весной – Тунда <text:line-break/><text:line-break/>Лето – Кизэ <text:line-break/>Летний – Кизэнь <text:line-break/>Летом – Кизна <text:line-break/><text:line-break/>Осень – Сёксе <text:line-break/>Осенний – Сёксень <text:line-break/>Осенью – Сёксня <text:line-break/><text:line-break/>Названия и этимология названий эрзянских месяцев: <text:line-break/>Месяцы – Ковт: <text:line-break/>Якшамков – январь (якшамо – холод, самый холодный месяц) <text:line-break/>Даволков – февраль (давол – метель; вьюжный месяц) <text:line-break/>Эйзюрков – март (эйзюр – сосулька; первые капели) <text:line-break/>Чадыков – апрель (чады – половодье, разлив рек) <text:line-break/>Панжиков – май (панжомс – открывать, месяц распускания листьев и цветов) <text:line-break/>Аштемков – июнь (аштемс – ожидать; месяц ожидания урожая) <text:line-break/>Медьков – июль (медь – мёд, месяц медосбора) <text:line-break/>Умарьков – август (умарь – яблоко, поспевают яблоки и другие фрукты) <text:line-break/>Таштамков – сентябрь (таштомо – накопление, сбережение; уборка урожая) <text:line-break/>Ожоков – октябрь (ожо – желтый; желтеет листва на деревьях) <text:line-break/>Сундерьков – ноябрь (сундерьгадомс – смеркаеться, ранние сумерки) <text:line-break/>Ацамков – декабрь (ацамо – покрывание; окончательно ложится снег) <text:line-break/><text:line-break/>Названия и этимология названий эрзянских дней недели: <text:line-break/>Дни недели – Таргонь читне: <text:line-break/>Атяньчи – понедельник (день старших) <text:line-break/>Вастаньчи – вторник (день супругов, семьи – раньше зачин свадьбы был в этот день) <text:line-break/>Куншкачи – среда (средний день недели) <text:line-break/>Калоньчи – четверг (рыбный день) <text:line-break/>Сюконьчи – пятница (сюконямс – кланяться, день поминания предков и проведения молений - озксов) <text:line-break/>Шлямочи – суббота (шлямс – мыться, банный день) <text:line-break/>Таргочи – воскресенье (выходной день, завершаюший неделю) <text:line-break/><text:line-break/><text:line-break/><text:soft-page-break/><text:line-break/>Праздники <text:line-break/><text:line-break/>Праздник – Покшчи <text:line-break/>С праздником! – Покшчи марто! <text:line-break/>С наступающим! – Самсто покшчи марто! <text:line-break/><text:line-break/>Новый год (1 Января) – Од ие (Васенце Якшамков) <text:line-break/>С Новым годом! – Од ие марто! <text:line-break/>Дед Мороз – Кельме атя <text:line-break/>Снегурочка – Ловняське <text:line-break/>Ёлка - Кузнэ <text:line-break/><text:line-break/>День защитника Отечества (23 Февраля) – Масторонь ушманонь чи (Комськолмовоце Даволков) <text:line-break/>Международный женский день – Весе раськень авань чи <text:line-break/>День весны и труда (1 Мая) – Тундонь ды роботань чи (Васенце Панжиков) <text:line-break/>День Победы (9 Мая) – Изнявкс чи (Вейксеце Панжиков) <text:line-break/>День России (12 Июня) – Россиянь чи (Кемкавтовоце Аштемков) <text:line-break/>День народного единства (4 Ноября) – Весе раськень пурнамо чи (Нилеце Сундерьков) <text:line-break/><text:line-break/>Эрзянские народные праздники: <text:line-break/>Масленица – Киряксчи <text:line-break/>День Жаворонка (22 марта) – Норовжорчонь чи (Комськавтовоце Эйзюрков) <text:line-break/>День эрзянского языка (16 апреля) – Эрзянь келень чи (Кемкотовоце Чадыков) <text:line-break/>Встреча лета (Первое воскресение Июня) – Кизень вешнема чи(Васенце Аштемковонь чи <text:line-break/>Сельское моление (12 июня) – Велень озкс (Кемкавтовоце Аштемков) <text:line-break/>День нового огня (Третье воскресение Июня) – Од толонь чи (Колмоце Аштемковонь Таргочи) <text:line-break/>День воды (Первое воскресенье июля) – Ведень чи, Валнома чи (Васенце Медьковонь таргочи <text:line-break/>День хозяйки полей (14 октября) – Норовавань чи (Кемнилеце Ожоков) <text:line-break/>Пивань кудо (Нилеце Сундерьков) <text:line-break/>Свиной день (19 декабря) – Тувоньсяй (Кевейкееце Ацамков) <text:line-break/>День рождения Солнца (25 декабря) – Чинь раштамо (Комсьветееце Ацамков) </text:p>
      <text:p text:style-name="Standard"/>
      <text:p text:style-name="Standard"/>
      <text:p text:style-name="Standard">Цвета <text:line-break/><text:line-break/>Цвет, окраска – Тюс <text:line-break/>Черный – Раужо <text:line-break/>Белый – Ашо <text:line-break/>Красный – Якстере <text:line-break/>Зеленый – Пиже <text:line-break/>Синий – Сэнь <text:line-break/>Сэняжа-раужо – Иссиня-чёрный <text:line-break/>Коричневый, Рыжий – Тюжа <text:line-break/>Серебряный – Сиянь <text:line-break/>Золотой – Сырнень <text:line-break/>Пёстрый – Сёрмав <text:line-break/><text:line-break/>Блеск – Кумболкс <text:line-break/><text:soft-page-break/></text:p>
      <text:p text:style-name="Standard">Числительные <text:line-break/><text:line-break/>Один – Вейке <text:line-break/>Первый – Васенце <text:line-break/>Два – Кавто <text:line-break/>Второй – Кавтоце <text:line-break/>Три – Колмо <text:line-break/>Третий – Колмоце <text:line-break/>Четыре – Ниле <text:line-break/>Пять – Вете <text:line-break/>Шесть – Кото <text:line-break/>Семь – Сисем <text:line-break/>Восемь – Кавксо <text:line-break/>Девять – Вейксе <text:line-break/>Десять – Кемень <text:line-break/><text:line-break/>Одиннадцать – Кевейкее <text:line-break/>Двенадцать – Кемгавтово <text:line-break/>Тринадцать – Кемколмово <text:line-break/>Четырнадцать – Кемнилее <text:line-break/>Пятнадцать – Кеветее <text:line-break/>Шестнадцать – Кемготово <text:line-break/>Семнадцать – Кемсисьмее <text:line-break/>Восемнадцать – Кемгавксово <text:line-break/>Девятнадцать – Кевейксэе <text:line-break/>Двадцать – Комсь <text:line-break/><text:line-break/>Двадцать один – Комсьвейкее <text:line-break/>Двадцать два – Комськавтово <text:line-break/><text:line-break/>Тридцать – Колоньгемень <text:line-break/><text:line-break/>Сорок – Ниленьгемень <text:line-break/><text:line-break/>Шестьдесят – Кодгемень <text:line-break/><text:line-break/>Семьдесят - Сизьгемень <text:line-break/><text:line-break/>Восемьдесят - Кавксоньгемень <text:line-break/><text:line-break/>Сто – Сядо <text:line-break/><text:line-break/>Двести – Кавтосядт <text:line-break/><text:line-break/>Восемьсот - Кавксосядт <text:line-break/><text:line-break/>Тысяча – Тёжа <text:line-break/><text:line-break/>Две тысячи – Кавто тыщат <text:line-break/><text:line-break/>1941 год – Вейке тёжа вейксесядт ниленьгемень васенце ие <text:line-break/><text:soft-page-break/>2008 год – Кавто тёжат кавксоце ие </text:p>
      <text:p text:style-name="Standard"/>
      <text:p text:style-name="Standard"/>
      <text:p text:style-name="Standard"/>
      <text:p text:style-name="Standard">Вопросы <text:line-break/><text:line-break/>Кто? – Ки? <text:line-break/>Кто это? – Те ки? (в ед. ч.); Теть кить? (в мн. ч.) <text:line-break/><text:line-break/>Что? – Мезе? <text:line-break/>Что это – Те мезе? <text:line-break/>За что? – Мезень кис? <text:line-break/><text:line-break/>Кого? – Кинь? <text:line-break/><text:line-break/>Кому? – Кине? <text:line-break/><text:line-break/>Кем? – <text:line-break/><text:line-break/>О ком? – <text:line-break/>О чём? – Мезде? <text:line-break/>О чём думаешь? – Мезде арсят? <text:line-break/><text:line-break/>Отчего, почему? – Мекс? <text:line-break/>Зачем, для чего? – Мезекс? <text:line-break/><text:line-break/>Какой, что за? – Мезень? <text:line-break/><text:line-break/>Который? – Кона?, Коната? <text:line-break/><text:line-break/>Как? – Кода? <text:line-break/>Как дела? – Кода тевтне? <text:line-break/><text:line-break/>Куда? – Ков? <text:line-break/>Куда идешь? – Ков молят? <text:line-break/>Откуда? – Косто? <text:line-break/>Откуда возвращаешься? – Косто сат? <text:line-break/><text:line-break/>Когда? – Коли? <text:line-break/><text:line-break/><text:span text:style-name="T1">Рузонь </text:span>по-эрзянски чего-то(кто-то) русское. <text:line-break/><text:line-break/><text:span text:style-name="T1">Цикаава</text:span> вероятно применялось только к писклявым русским женщинам,имхо к помещицам,которые <text:line-break/>старались иногда прикрикнуть на свободных(не крепостных) эрзян :) . </text:p>
      <text:p text:style-name="Standard"/>
      <text:p text:style-name="Standard"/>
      <text:p text:style-name="Standard">Недавно стала интересоваться этим языком. А так - год жила в Ульяновске, пока училась в восьмом классе, с нами учились и эрзя, и мокша, и чуваши, и татары... Так что на слух немножко представляю себе, что такое язык эрзя. Кстати, что касается "цика". Я не удержалась, позвонила и спросила-таки, что мои знакомые эрзяки имели в виду под этим словом. Оказалось, что цика в этом случае у них похожа на "чика", "цыпа", "курочка", <text:soft-page-break/>"цыпочка" - в таком вот значении)) О национальности в тот момент и речи не шло. То есть захотели выразить это значение и подобрали созвучное слово. Заверили, что с писклёй ничего общего тут нет)) Интересно, как проникают друг в друга языки. Но это хороший признак - значит язык эрзя живой, он развивается, ищет новые формы выражения каких-то привычных значений. А это всегда радует </text:p>
      <text:p text:style-name="Standard"/>
      <text:p text:style-name="Standard">Ваши знакомые дипломаты :) , <text:span text:style-name="T1">цыпака</text:span> или по детски нежно <text:span text:style-name="T1">цюку</text:span> по-эрзянски циплёнок. <text:span text:style-name="T1">Чика</text:span> у нас называют игру в чижика или в пристенок... </text:p>
      <text:p text:style-name="Standard"/>
      <text:p text:style-name="Standard"/>
      <text:p text:style-name="Standard">В нашей деревне изредка татар называют - "Пиле". <text:line-break/>Русских - "Руз" <text:line-break/>Чувашей - "Чуваж" <text:line-break/>"Пиле" с эрзянского переводится "Ухо", откуда это идет я не знаю и использовать не вижу необходимости. <text:line-break/>Наши эрзя всегда с большим уважением относились к чувашскому и русскому народам, возможно поэтому у нас и небыло прозвищ для чувашей и русских. <text:line-break/>С татарами особо не дружили, но история этих отношений насчитывает несколько столетий (только в нашем селе), временами доходившая до кровавых разборок из-за земли в 19 в. Сейчас процент браков между эрзей и татарами у нас наиболее низкий. Правда, насколько знаю, наши татары тоже не особо жалуют эрзян. </text:p>
      <text:p text:style-name="Standard"/>
      <text:p text:style-name="Standard"><text:span text:style-name="T1">Мазы</text:span> само может означать и красота и красавица по-русски. <text:line-break/>Красотка,на мой взгляд такое более вульгарное слово, в эрзянском может звучать <text:span text:style-name="T1">мазыйка</text:span>. <text:line-break/>Имхо,слово мазы может образовывать и сложные слова, например <text:span text:style-name="T1">мазава</text:span>-красавица. Но вот мне встречалось слово <text:span text:style-name="T1">мазыбаба</text:span>,которое по-русски означает повитуха,т.е есть и исключения. Имхо в слове <text:span text:style-name="T1">мазы</text:span> содержится смысл непорочности, незря слово <text:span text:style-name="T1">мазывтеме</text:span>(без красоты) означает бесстыдник. <text:line-break/><text:line-break/>Во многих языках красоту можно описать несколькими десятками слов, в чувашском есть более 40 слов означающих красоту. </text:p>
      <text:p text:style-name="Standard"/>
      <text:p text:style-name="Standard">Мазый=красивый <text:line-break/><text:line-break/>Кода арсетядо, ялгат, улить кодаткак сюлмавкст руззонь "мазать" ды эрзянь "мазый" валтнэнь ютковаст? </text:p>
      <text:p text:style-name="Standard"/>
      <text:p text:style-name="Standard"><text:a xlink:type="simple" xlink:href="http://erzianj.borda.ru/?1-18-0-00000029-000-40-0">http://erzianj.borda.ru/?1-18-0-00000029-000-40-0</text:a></text:p>
      <text:p text:style-name="Standard"/>
      <text:p text:style-name="Standard">Кадык сон мордовской... Се кортавкс, да ды истямо а берясто. </text:p>
      <text:p text:style-name="Standard"/>
      <text:p text:style-name="Standard">Ламо валт се кортавксонть рузонь кельсэ... Мордва - мокшэрзят...))) </text:p>
      <text:p text:style-name="Standard"/>
      <text:p text:style-name="P3">Те виде. Теизь Мордовиясо. Ярмакт лангозонзо макссть верде. Лиякс а лисевель. Ёрт ды полавт неть валтнэнь. Лиянть - нолдак тевс. </text:p>
      <text:p text:style-name="Standard"/>
      <text:p text:style-name="Standard">Помогите понять употребление местоимений. <text:line-break/>Напр: КИРДЕМАК МОНЬ - ТОН КИРДЯТ ЭЙСЭН это правильно или нет? Взаимозаменяемы ли эти местоимения? Есть ли правило? </text:p>
      <text:p text:style-name="Standard"/>
      <text:p text:style-name="Standard">У меня на родине печкемс <text:s/>говорят в следующем смысле- зарезать живое существо.</text:p>
      <text:p text:style-name="Standard">Это же слово означает переправиться куда-то. В данном случае слово печкемс может означать <text:soft-page-break/>переправить в мир иной.</text:p>
      <text:p text:style-name="Standard">Керсемс:- отрезать, отпилить что-то неживое, например отрезать дерево или резать узоры.</text:p>
      <text:p text:style-name="Standard">Могу предположить, что слово керямс имеет корень керь - кора, т.е. часть чего-то неодушевленного.</text:p>
      <text:p text:style-name="Standard"/>
      <text:p text:style-name="Standard">Нельзя говорить чувто печкеме, надо говорить чувто керямо, т.е. не зарезать лес, а пилить(резать) на части.</text:p>
      <text:p text:style-name="Standard">Иногда говорят кши печкемс и кши керямс, в обоих случаях Вас поймут, что Вы собираетесь нарезать хлеб кусочками.</text:p>
      <text:p text:style-name="Standard">Но мне более приятнее кши печкемс, хлеб символ благосостояния и его можно приравнивать к живому существу .</text:p>
      <text:p text:style-name="Standard"/>
      <text:p text:style-name="Standard">Это только мои ощущения разговорного эрзянского языка, которым я свободно общаюсь среди эрзян Шеталинсокго района Самарской области.</text:p>
      <text:p text:style-name="Standard"/>
      <text:p text:style-name="Standard">Болшое Игнатово РМ присоединяется... </text:p>
      <text:p text:style-name="Standard"/>
      <text:p text:style-name="Standard">Самарский эрзя присоединяется полностью. <text:line-break/>Добавка: Печкемс= это ещё и ПЕРЕПРАВИТЬСЯ через реку или иную преграду. Отсюда ПЕЧКЕМА=переправа через реку. К примеру: или из брёвен и жердей или переправа через мелководье. ПЕЧКЕМС можно кроме хлеба использовать к арбузу, дыне, салу, сотам медовым. Осюда: ПЕЧТЬ=отрезанный кусок хлеба, арбуза, дыни, сотов. В отличие от СУСКОМО= откушенный кусок. От СУСКОМС=откусить, укусить. </text:p>
      <text:p text:style-name="Standard"/>
      <text:p text:style-name="Standard">Мне, всё же кажется, что керямс - это глагол рубить, а вот печкемс, всё-таки, резать. <text:line-break/>Паряк, ильведян, ялгат, сестэ витнеде </text:p>
      <text:p text:style-name="Standard"/>
      <text:p text:style-name="Standard">Мои внутренние интуитивные ощущения при произношении слова <text:span text:style-name="T1">печкемс</text:span> - это взять нож и острым его концом(<text:span text:style-name="T1">пе</text:span> <text:line-break/>вначале проколоть предмет на какую-то грубину, а затем по обстоятельствам: резать, вспарывать,пилить и т.д. <text:line-break/>Керямс- это взять любой предмет с помощью которого можно как-то обработать другой предмет, например взять <text:line-break/>кнут и рубить(срубить) им траву, взять нож и его <text:span text:style-name="T1">плоскостью</text:span> резать, рубить, строгать, пилить(кроме колоть -лазномс). <text:line-break/><text:line-break/>Я не лингвист и научную основу не смогу подвести, но опыт общения на эрзянском мне подсказывает правиьность предыдущего моего ответа. Во многом применение этих слов зависит каким способом и какой предмет режется. Печкемс, на мой взгляд, ближе к зарезать,нарезать, а керямс к рубить, пилить, резать, даже хлестко ударить чем-то. </text:p>
      <text:p text:style-name="Standard"/>
      <text:p text:style-name="Standard">У нас в селе Мордовское Давыдово говорят так. Кши керяк </text:p>
      <text:p text:style-name="Standard"/>
      <text:p text:style-name="Standard">И это верно. <text:line-break/><text:line-break/>Печкемс= 1) зарезать (животное, человека) 2) отрезать что-либо или кусок чего-либо. К примеру: пря печкемс=зарезать себя; отрезать голову; Прят печкса!=Отрежу тебе голову! (Но!: Кедеть керяса!= Руку отрублю! 3) пересечь ( что-либо, преграду). Печксемс=нарезать кусками. <text:line-break/><text:line-break/>Керямс= 1) резать что-либо 2) отрезать что-либо 3) срубить что-либо 4) испытывать резь, боль, небпагоприятные ощущения. К примеру: Валдось сельмть кери= Свет глаза режет. 5) <text:soft-page-break/>испытывать, чувствовать жжение, жгучую боль </text:p>
      <text:p text:style-name="Standard"/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 <text:span text:style-name="T2">цитата:</text:span></text:p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Table_20_Contents">Боль в каких еще частях тела кроме глаз может описываться этим словом? Про головную боль так говорят, например? А про боль в животе? В сердце? В др. частях тела? Можете какие-то еще примеры на это привести?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1" office:value-type="string">
            <text:p text:style-name="P4"/>
          </table:table-cell>
        </table:table-row>
      </table:table>
      <text:p text:style-name="Text_20_body"><text:line-break/><text:line-break/><text:line-break/>В любых частях тела, если речь идёт о РЕЖУЩЕЙ ОСТРОЙ боли. Пожалуй, кроме головной. О боли в сердце, животе, да. Даже о душевной боли. <text:line-break/><text:line-break/>Кери сэредькс=острая, режущая боль. <text:line-break/><text:line-break/>Кери сэредькс кантнесь ломанесь оймесэнзэ.= Жгучую (режущую) боль носил человек в душе своей. <text:line-break/>Кери сэредькс нучкизе седеензэ= Режущая боль перехватила сердце его. <text:line-break/><text:line-break/>Ещё один нюанс: <text:line-break/>Керямс= это чаще порезать что-либо не смертельно. Срубить дерево. Суром керия= палец мой (свой) я порезал. Пенгть керямс= Рубить деревья (стоящие) на дрова. <text:line-break/>Печкемс= это чаще зарезать кого-либо насмерть. Чаще относится к живым существам. Ломань печкемс=зарезать человека. Сараз, туво, реве печкемс= курицу, свинью, овцу зарезать. </text:p>
      <text:p text:style-name="Text_20_body"/>
      <text:p text:style-name="Text_20_body">egorkashkin пишет: <text:line-break/>"резать веревку ножницами"? = Керямс пиксэнть васоньпеельсэ. <text:line-break/>"Резать веревку ножом?" = Керямс пиксэнть пеельсэ. <text:line-break/>"Резать бумагу ножницами"? = Керямс (керсемс) конёвонть васоньпеельсэ. <text:line-break/>А обрезка веток плодовых деревьев каким из этих слов обозначается?` = керсемс </text:p>
      <text:p text:style-name="Text_20_body"/>
      <text:p text:style-name="Text_20_body"/>
      <text:p text:style-name="Text_20_body">Мидянь Оло, читаете ли Вы эту ветку форума? Мне очень интересно, что Вы мне ответите про бумагу, веревку и ветки (см. выше)! Ответам всех остальных тоже буду благодарен, разумеется :) <text:line-break/><text:line-break/>Еще такой вопрос: В словаре у "керямс" дается еще значение "бежать" с примером "Вана латко, валгодо сонзэ потмаксос ды керядо витьстэ нешке пирев". В живой речи такое употребление существует? Или это что-то литературное? И чем "керямс" в этом случае отличается по смыслу от нейтрального глагола "чиемс" (или еще каких-то глаголов, обозначающих в прямом значении бег)? </text:p>
      <text:p text:style-name="Text_20_body"/>
      <text:p text:style-name="Text_20_body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 <text:span text:style-name="T2">цитата:</text:span></text:p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Table_20_Contents"><text:soft-page-break/>В словаре у "керямс" дается еще значение "бежать" с примером "Вана латко, валгодо сонзэ потмаксос ды керядо витьстэ нешке пирев". 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3.A1" office:value-type="string">
            <text:p text:style-name="P4"/>
          </table:table-cell>
        </table:table-row>
      </table:table>
      <text:p text:style-name="Text_20_body"><text:line-break/><text:line-break/><text:line-break/>Это пример не с "бежать", а пример с "срезать", т.е. пойти более коротким путём. </text:p>
      <text:p text:style-name="Text_20_body"/>
      <text:p text:style-name="Text_20_body"/>
      <text:p text:style-name="Text_20_body">Такой вопрос: чем отличаются по смыслу слова "сеземс", "раздемс" и "цирневтемс"? В словаре у всех них дан перевод рвать, оторвать, разорвать и т.п., а какие есть различия в данных употреблениях? Если я веревку рву пополам, про это как сказать надо? А если ветер был сильный и порвал бельевую веревку? А разорвать тряпку пополам - это как будет? Разорвать тряпку в клочья? <text:line-break/></text:p>
      <text:p text:style-name="Text_20_body"/>
      <text:p text:style-name="Text_20_body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 <text:span text:style-name="T2">цитата:</text:span></text:p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Table_20_Contents">Пиксэнть сезия - я разорвал верёвку. <text:line-break/>Пополам разорвать - чачк сеземс. <text:line-break/>В клочья - панксонь-панкс (о тряпке), пельксэнь-пелькс (именно о верёвке). <text:line-break/>Ветер сорвал верёвку (разорвать всёже проблематично))) - вармась пиксэнть сезизе. <text:line-break/>Раздемс -лишь переносно может переводиться как рвать, точнее будет драть, раздемс чама кедь - рвать кожу лица, ободрать, расцарапать. К верёвке совершенно неприменимо. Это относится к плоскостям, их наружным поверхностям. <text:line-break/>Цирневтемс - восходит к наречийно-изобразительному - цирь - описывающему звук возникающий, втом числе, и при быстром разрывании ткани пополам. Используется редко. Эскс плащензэ цирневтизе - панкс лутась. О гвоздь плащ надорвал - клок выдрал. <text:line-break/>Рвать цветы - сезнемс цецят. <text:line-break/>Кроме того в ряде говоров сеземс - уехать, убыть(вместо туемс). Тон зярдо кудов сезят? Ты когда домой уезжаешь?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5.A1" office:value-type="string">
            <text:p text:style-name="P4"/>
          </table:table-cell>
        </table:table-row>
      </table:table>
      <text:p text:style-name="Text_20_body"><text:line-break/><text:line-break/><text:line-break/>Пек вадрясто ды видестэ весе ёвтазь!= Очень хорошо и верно всё сказано! <text:line-break/><text:line-break/>egorkashkin пишет: 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 <text:span text:style-name="T2">цитата:</text:span></text:p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Table_20_Contents">Такой вопрос: чем отличаются по смыслу слова "сеземс", "раздемс" и "цирневтемс"? 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7.A1" office:value-type="string">
            <text:p text:style-name="P4"/>
          </table:table-cell>
        </table:table-row>
      </table:table>
      <text:p text:style-name="Text_20_body"><text:line-break/><text:soft-page-break/><text:line-break/><text:line-break/>сеземс= оторвать, порвать, разорвать; уйти от кого-либо <text:line-break/>Сеземс цеця=сорвать цветок; сезнемс пилеть=надрать уши; сеземс пря=оторвать голову. <text:line-break/><text:line-break/>раздемс= разодрать, расцарапать ногтями, когтями или чем-либо; рвать волосы; чесать лён <text:line-break/>раздемс пеке киське=разодрать, расцарапать кожу живота; раздемс черьть=драть волосы; раздемс мушко=чесать лён <text:line-break/><text:line-break/>цирневтемс= разорвать что-либо с треском; циррь, цирь - изобразительное слово звука разрыва чего-либо. <text:line-break/>- Циррь! Цирневтизе коцтонть. = Циррь! Разорвал ткань (холст). </text:p>
      <text:p text:style-name="Text_20_body"/>
      <text:p text:style-name="Text_20_body"/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 <text:span text:style-name="T2">цитата:</text:span></text:p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Table_20_Contents">А к чему еще применимо звукоподражание "цирь"? 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9.A1" office:value-type="string">
            <text:p text:style-name="P4"/>
          </table:table-cell>
        </table:table-row>
      </table:table>
      <text:p text:style-name="Text_20_body"><text:line-break/><text:line-break/><text:line-break/>От "цирь", например, образовалось слово "цирькун"= кузнечик. <text:line-break/>цирнемс= это ещё и СТРЕКОТАТЬ и ВИЗЖАТЬ. <text:line-break/>Цирькунось цирни.= Кузнечик стрекочет. <text:line-break/>Тувось цирьнезевсь=Свинья завизжала (заверещала). Применяется только к изображению визга свиньи. <text:line-break/><text:line-break/>egorkashkin пишет: 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 <text:span text:style-name="T2">цитата:</text:span></text:p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Table_20_Contents">И еще у этого глагола там написано третье значение - "трещать", но про него не всё понятно. Когда ткань рвется, она, соответственно, может "цирнемс"? А когда я натягиваю рубашку, которая мне мала, она при этом растягивается и издает звук, это будет "цирнемс" или что-то другое? А горящие сухие дрова в печи могут "цирнемс"? А палка, которую через колено ломают? Еще что-то?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1.A1" office:value-type="string">
            <text:p text:style-name="P4"/>
          </table:table-cell>
        </table:table-row>
      </table:table>
      <text:p text:style-name="Text_20_body"><text:line-break/><text:line-break/><text:line-break/>В смысле ТРЕЩАТЬ используется только для обозначения звука рвущейся ткани при её разрыве. Но не при растягивании. К треску горящих дров и к треску переламывания палки это слово не применяется. Здесь издаются совсем другие звуки и применяются другие слова: пукштордыть, пукштяить, тыжныть, выжныть, пикстердить, лакштордыть...<text:line-break/></text:p>
      <text:p text:style-name="Text_20_body"/>
      <text:p text:style-name="Text_20_body">А как бы вы оценили такой пример из словаря: "Теке сырнень а покш сельгинеть якстердить чевенть палсь пенензэ - ливтить пешксе лаханьс - цирнить, вешкить"? "Цирнемс" здесь употреблено в естественном для себя контексте? Или это скорее индивидуальное авторское употребление, и в повседневной речи здесь бы скорее какой-то другой глагол был <text:soft-page-break/>использован? </text:p>
      <text:p text:style-name="Text_20_body"/>
      <text:p text:style-name="Text_20_body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 <text:span text:style-name="T2">цитата:</text:span></text:p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Table_20_Contents">ливтить пешксе лаханьс - цирнить, вешкить"?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3.A1" office:value-type="string">
            <text:p text:style-name="P4"/>
          </table:table-cell>
        </table:table-row>
      </table:table>
      <text:p text:style-name="Text_20_body"><text:line-break/><text:line-break/><text:line-break/>В данном случае уместно и естественно использование этого слова. Т.к. искры (угольки) "верещат" при попадании в воду. В этом случае их звук при попадании в воду в эрзянском языке можно назвать словом "цирнить", т.к. он напоминает тонкую трещёточную трель.<text:line-break/></text:p>
      <text:p text:style-name="Text_20_body"/>
      <text:p text:style-name="Text_20_body">Словно золотые небольшие глазочки краснеют на конце горящей лучины - попадают в полную лохань (с водой) - трещат(?)(а как это по-русски???))), шипят. Это об угольках издающих краткий звук. <text:line-break/>Палка через колено - лакшт яжави, лакштор - если потолще да повлажнее, с усилием))) <text:line-break/>Цирнезь познамс...произвести звук испуская газы. "Ипа, соки вирьсэ. Баба позны цирьсэ..." (из народных стихов). </text:p>
      <text:p text:style-name="Text_20_body"/>
      <text:p text:style-name="P2">Да перевод-то и в словаре написан))) У меня в другом вопрос: насколько естественно само такое употребление "цирнемс"? Или это какая-то художественная метафора, для повседневной речи нехарактерная? <text:line-break/><text:line-break/>vijan1 пишет: 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 <text:span text:style-name="T2">цитата:</text:span></text:p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Table_20_Contents">Цирнезь познамс...произвести звук испуская газы.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5.A1" office:value-type="string">
            <text:p text:style-name="P4"/>
          </table:table-cell>
        </table:table-row>
      </table:table>
      <text:p text:style-name="Text_20_body"><text:line-break/><text:line-break/>Ровно "цирнезь познамс" и не иначе? Просто "цирнемс" не употребляют в этом смысле? <text:line-break/><text:line-break/>Еще маленький уточняющий вопрос про "раздемс". Как сказать "Кошка поцарапала мне руку"? А "Я оцарапал ногу о колючки"? Говорят ли в этих случаях "раздемс"? Или "раздемс" - это именно РАСцарапать? </text:p>
      <text:p text:style-name="Text_20_body"/>
      <text:p text:style-name="Text_20_body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 <text:span text:style-name="T2">цитата:</text:span></text:p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Table_20_Contents">Еще маленький уточняющий вопрос про "раздемс". Как сказать "Кошка поцарапала мне руку"? А "Я оцарапал ногу о колючки"? Говорят ли в этих случаях "раздемс"? Или "раздемс" - это именно РАСцарапать? 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7.A1" office:value-type="string">
            <text:p text:style-name="P4"/>
          </table:table-cell>
        </table:table-row>
      </table:table>
      <text:p text:style-name="Text_20_body"><text:soft-page-break/><text:line-break/><text:line-break/><text:line-break/>"Кошка поцарапала мне руку"?= <text:line-break/>Если одна царапина, то можно сказать: Каткась коцькердызе кедем. <text:line-break/>Если несколько раз, много раз, в нескольких местах, то: Каткась раздизе кедем. <text:line-break/><text:line-break/>Как сказать "Кошка поцарапала мне руку"? А "Я оцарапал ногу о колючки"? Говорят ли в этих случаях "раздемс"? Или "раздемс" - это именно РАСцарапать? = <text:line-break/><text:line-break/>Так как кошка оставляет как правило несколько царапин, то в обиходе говорят : Каткась разЕдизе кедем. (Один раз.) Каткась раздизе кедем. (Это может означать и несколько раз, как правило, но может и один раз. <text:line-break/>РАЗДЕМС= прежде всего РАСцарапать, т.е. много царапин, ссадин. </text:p>
      <text:p text:style-name="Text_20_body"/>
      <text:p text:style-name="Text_20_body"/>
      <text:p text:style-name="Text_20_body">Если кошка поцарапала то - каткась скирдымим. <text:line-break/>А о колючках - торлань пштикстнэс разде(я)винь -оцарапался колючками тёрна. </text:p>
      <text:p text:style-name="Text_20_body"/>
      <text:p text:style-name="Text_20_body"><text:a xlink:type="simple" xlink:href="http://erzianj.borda.ru/?1-18-0-00000055-000-0-0-1287469604">http://erzianj.borda.ru/?1-18-0-00000055-000-0-0-1287469604</text:a></text:p>
      <text:p text:style-name="Text_20_body"/>
      <text:p text:style-name="Text_20_body">легкая ,тяжелая пехота – шожда, стака пехотась (ушмашт) <text:line-break/>штаны – понкст, <text:line-break/>поршни(кожанная обувь) кедень карсемапельть, <text:line-break/>лапти – карть <text:line-break/>рубаха - панар <text:line-break/>пояс тканый, кодазь каркс <text:line-break/>Лук , стрела - нал <text:line-break/>стрелять из лука - леднемс налсто <text:line-break/>меч сабля - торо <text:line-break/>кольчуга - кшнинь панар <text:line-break/>воин - ушман <text:line-break/>войска - ушмо <text:line-break/>командир - ушмодей <text:line-break/>битва, война, враг, шапка шлем рукавицы шерстяная рубаха и тд <text:line-break/><text:line-break/>помогайте с переводом военных терминов и атрибутов снаряжения.<text:line-break/></text:p>
      <text:p text:style-name="Text_20_body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 <text:span text:style-name="T2">цитата:</text:span></text:p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Table_20_Contents">помогайте с переводом военных терминов и атрибутов снаряжения.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9.A1" office:value-type="string">
            <text:p text:style-name="P4"/>
          </table:table-cell>
        </table:table-row>
      </table:table>
      <text:p text:style-name="Text_20_body"><text:line-break/><text:line-break/><text:line-break/>Предлагаю варианты терминов военного значения. На обсуждение и поправки. <text:line-break/><text:line-break/><text:soft-page-break/>легкая пехота = ялго шожда ушмовий, <text:line-break/>тяжелая пехота = ялго сталмов ушмовий <text:line-break/>штаны = понкст, <text:line-break/>поршни(кожаная обувь) = кедень карсемапельть, <text:line-break/>лапти = карть <text:line-break/>рубаха = панар <text:line-break/>пояс тканый = кодазь каркс <text:line-break/>Лук = налчирьке , <text:line-break/>стрела = нал <text:line-break/>стрелять из лука = леднемс налсо <text:line-break/>меч = торо <text:line-break/>сабля = мендязь торо , кичкере торо <text:line-break/>кольчуга = кшнинь панар <text:line-break/>воин - ушман <text:line-break/>войска - ушмо, ушмовий <text:line-break/>командир = ушмопрявт <text:line-break/>полководец = ушмодей <text:line-break/>битва = тор турема, <text:line-break/>война = торпинге, <text:line-break/>враг = ят, <text:line-break/>шапка = чапка, пряспутовкс <text:line-break/>шлем = пря идемкс (чапка) <text:line-break/>рукавицы = варьгат <text:line-break/>шерстяная рубаха = понань панар </text:p>
      <text:p text:style-name="Text_20_body"/>
      <text:p text:style-name="Text_20_body">Шумбрачи! Сюконян Вежайнень, валпаргозо свал сюпав. Мезе мон муинь минек литературасто: <text:line-break/>Кшнинь оршамопель, кшнинь касмовельтявкс, кшнинь цётмар, ванстома лаз, сялго, ласте ушман, сядонь ветий ... </text:p>
      <text:p text:style-name="Text_20_body"/>
      <text:p text:style-name="Text_20_body">Кшнинь оршамопель= латы, доспехи <text:line-break/>кшнинь касмовельтявкс= шлем, <text:line-break/>кшнинь цётмар=палица <text:line-break/>ванстома лаз=щит, <text:line-break/>сялго=копьё, <text:line-break/>ласте ушман=конник, <text:line-break/>сядонь ветий=сотник ... <text:line-break/><text:line-break/>Сюконямот, ялга! </text:p>
      <text:p text:style-name="Text_20_body"/>
      <text:p text:style-name="Text_20_body"/>
      <text:p text:style-name="Text_20_body">Пек вадрят арсематне: <text:line-break/><text:line-break/>ЛАТЫ - ЛАТАТ <text:line-break/>Эрзянское ЛАТО - навес, покрытие, отсюда, как мы уже говорили, - заплата, латать и т. д. <text:line-break/><text:line-break/>ШЛЕМ - ПРЯЛУКШ ( не путать с лукшпря ! ) <text:line-break/><text:line-break/>ШЛЕМ - КШНИПРЯКС <text:line-break/><text:soft-page-break/><text:line-break/>P.S. Интересно: каска - касмо ? <text:line-break/>КОЛЬЧУГА - УСЬКЕРУЦЯ ( кшнируця, сурксруця ) <text:line-break/><text:line-break/>САБЛЯ - КЕРЕТОР(О) <text:line-break/>Сабля -больше режущее, чем ударно - рубящее оружие, и эрзянское кере - режет сохраняет в словосочетании <text:line-break/></text:p>
      <text:p text:style-name="Text_20_body"/>
      <text:p text:style-name="Standard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 <text:span text:style-name="T2">цитата:</text:span></text:p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Table_20_Contents">"раздемс кирьгапарь" и "раздемс пиле варят"? 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21.A1" office:value-type="string">
            <text:p text:style-name="P4"/>
          </table:table-cell>
        </table:table-row>
      </table:table>
      <text:p text:style-name="Text_20_body"><text:line-break/><text:line-break/><text:line-break/>Раздемс кирьгапарь= драть глотку (в переносном смысле), т.е. до хрипоты доказывать, надрывая голос. Орать до хрипоты. В таком смысле это выражение современно. <text:line-break/>Может использоваться и в прямом смысле: чесать глотку ( переднюю часть шеи). <text:line-break/><text:line-break/>Раздемс пиле варят= ожесточенно ковырять до расчесов в ухе. Тоже современно и правильно. <text:line-break/>Но если просто ковырять в ушах, то надо использовать: "сокарямс пилесэ"=ковыряться в ухе. </text:p>
      <text:p text:style-name="Text_20_body"/>
      <text:p text:style-name="Text_20_body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 <text:span text:style-name="T2">цитата:</text:span></text:p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Table_20_Contents">Раздемс пиле варят= ожесточенно ковырять до расчесов в ухе.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23.A1" office:value-type="string">
            <text:p text:style-name="P4"/>
          </table:table-cell>
        </table:table-row>
      </table:table>
      <text:p text:style-name="Text_20_body"><text:line-break/><text:line-break/><text:line-break/>А, вот так вот. А в выдаваемом словарем значении "громко кричать" это не употребляется? </text:p>
      <text:p text:style-name="Text_20_body"/>
      <text:p text:style-name="Text_20_body"><text:a xlink:type="simple" xlink:href="http://erzianj.borda.ru/?1-18-0-00000012-000-120-0">http://erzianj.borda.ru/?1-18-0-00000012-000-120-0</text:a></text:p>
      <text:p text:style-name="Text_20_body"/>
      <table:table table:name="Table25" table:style-name="Table25">
        <table:table-column table:style-name="Table25.A"/>
        <table:table-row>
          <table:table-cell table:style-name="Table25.A1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Table_20_Contents">Сюкпря!</text:p>
                </table:table-cell>
              </table:table-row>
            </table:table>
            <text:p text:style-name="P4"/>
          </table:table-cell>
        </table:table-row>
      </table:table>
      <text:p text:style-name="Text_20_body"><text:line-break/><text:line-break/>А мезень кис... </text:p>
      <text:p text:style-name="Text_20_body"/>
      <text:p text:style-name="Text_20_body">Пиже валксонть кода иля сёвно эряви чарькодемс - сон минек келенть чавачамозо, кадык тосо ламось менстязь, ансяк пек ламось домкалгавтозь ды кастозь. Вейкесь ацирьгавты - мекс те шкас арась од валкс? Паряк сеть кить тейсть пиженть весе мелявтомаст каизь кулы ЕМЯ келень теемантень?<text:line-break/><text:soft-page-break/></text:p>
      <text:p text:style-name="Text_20_body">[url=http://dictionary.bolkin.kiev.ua/]Шумбра ульть, <text:span text:style-name="T1">Рузонь</text:span> цёра![/url] Паряк парсте эрзянь келень содамось максы тенть валкстнэде истяня кортамс. Ванык минекенть. Паряк мелезэть туи. </text:p>
      <text:p text:style-name="Text_20_body"/>
      <text:p text:style-name="Text_20_body">Моне мекс буди эзь муеве тонь валксот, косо сонзэ ваномс -путка тей невтькс сонзэ лангс. </text:p>
      <text:p text:style-name="Text_20_body">Ней панжовсь, пек парсте теик, шнан! </text:p>
      <text:p text:style-name="Text_20_body"/>
      <text:p text:style-name="Text_20_body">Самай истя, васня эрзятне эрясть ведь вакссо свал - тейнесть ведьгевть, зярдо понгсть идем пакся ёнов ведьгев валось кадовсь, анся ведьгевтне кармасьть эрсеме варма ведьгевекскак))) мелень вешиця тев!!! Ули лия лем варма ведьгевенть - вармашке. ансяк минек ёно истя седе сеедьстэ кортыть сень коряс, кинь вармась превсэст яжи мельтнень </text:p>
      <text:p text:style-name="Text_20_body"/>
      <text:p text:style-name="Text_20_body">Сюконян модас весеменень лездамо кис!! </text:p>
      <text:p text:style-name="Text_20_body"/>
      <text:p text:style-name="Text_20_body"/>
      <text:p text:style-name="Text_20_body"><text:span text:style-name="T3">Нуянь Видяз </text:span></text:p>
      <table:table table:name="Table27" table:style-name="Table27">
        <table:table-column table:style-name="Table27.A" table:number-columns-repeated="2"/>
        <table:table-row>
          <table:table-cell table:style-name="Table27.A1" office:value-type="string">
            <text:p text:style-name="P5">Килеень морсемат</text:p>
          </table:table-cell>
          <table:table-cell table:style-name="Table27.B1" office:value-type="string">
            <text:p text:style-name="Table_20_Contents">Песни берез</text:p>
          </table:table-cell>
        </table:table-row>
        <table:table-row>
          <table:table-cell table:style-name="Table27.A2" office:value-type="string">
            <text:p text:style-name="Table_20_Contents">Автобусонь вальматнень тона ёнга келей-кувака коцтокс уить ловсо вельтязь паксятне. Сынь чинть каршо кувтолдыть сиякс. <text:line-break/>Сэняжа сувонть пачк чиить икельгам олгонь капат, чувтт, куракшт... Паро ялгакс ахолдась тень сёлмосонзо ды сеске ёмась сыречиденть раужола вармаведьгевесь. <text:line-break/>Шказо тундонь, ансяк тей зярс эзь пачкодть. <text:line-break/>Чаротне эрязасто ловить эйгажа вайгельбетнень. Сядо вейке, сядо кавто... Апак учо васов тердиця кись чопавтсь пиче вирьс ды керизе сонзэ кавтов. Сэрей пильге чувтнэ сельмень сявадозь вансть лангозонок. <text:line-break/>Вана ношкстасть сельмем икельде пичетне ды састь тарказост килейть. Лангсост ашо ды раужо суресэ кемельдязь покайть. Прок одирьват налксема-киштема кужосо! Прясост цивтордыть сиясо викшнезь пангот. <text:line-break/>Каштордыть чаротне. Кивчкаить тюстнэ. <text:line-break/>Ванан вальмава ды пелян: илязан лыказеве, пелян, тандавтсынь мазычитнень. Веенст килейтне каштансто, прянь верьга кандозь, тукшныть удалов, лиятне, седе веёнсетне, лисить сынст таркас. Неть таркань полавтнематне-чарамотне вельть молить эрзянь кезэрень пингень киштематнень-морамотнень ёнов. <text:line-break/>Морыть килейть! <text:line-break/><text:soft-page-break/>Маряви тень, кода гайги вирень эль марявиця музыкась. Паряк, аволь килейтькак истя вастыть тундонть? Паряк, кувака руцясо тейтерть лиссть кужонть куншкас? <text:line-break/>— Марят, морыть? — каятотсь кутьмерем удалдо авань соланя вайгель. — Кодамо лужаня моронть лувозо! <text:line-break/>Вана кись сайсь лия ёнкс, ды валдо нусманячиде пешксе килеень кужось кадовсь удалов, ды одс панжовсть паксянь ды васоло неявиця вирьбулонь сэняжа ёнкстнэ, одс кивчкаезевсть сэдть, палманть, веле чиреть... <text:line-break/>Од, кавшаня черь шоферэсь варштась минек енов ды эряскавтызе машинанзо. «Иля панть эйсэнзэ, цёрам, иля чиевть! — эськан энялдынь наян цёрантень. — Ардт седе састо. <text:line-break/>Иля капша туемс мазычинть эйстэ. Аволь васов кадовсь. Паряк, одс велявтат? Мелеть арась кунсоломс морот тундонь вастомадо? Мурдак! Мезе тонеть те ашти? Эли сынь тонеть а эрявить?» <text:line-break/>Арась, эзть пачкоде энялдома валом. </text:p>
          </table:table-cell>
          <table:table-cell table:style-name="Table27.B2" office:value-type="string">
            <text:p text:style-name="Table_20_Contents">За окнами автобуса широким длинным холстом плывут покрытые снегом поля. На солнце они сверкают серебром. <text:line-break/>Сквозь синеватый туман бегут перед моими глазами соломенные стога, деревья, кустарники… <text:line-break/>По-дружески помахала мне крыльями и тотчас же скрылась в вечернюю черноту ветряная мельница. <text:line-break/>Время весеннее, однако, сюда оно еще не пришло. <text:line-break/>Колеса проворно считают версты гололедицы. Сто один, сто два... Не ждущая, зовущая вдаль дорога окунулась в сосновый лес и разрезала его надвое. Высокие стволы деревьев завистливо смотрели на нас. <text:line-break/>Вот перед глазами пронеслись сосны и их место заняли березы. На них прошитые белыми и черными нитями женские рубашки. Словно молодки играют-пляшут в замысловатом хороводе. На головах блестят серебром расшитые головные уборы – панго. <text:line-break/>Шелестят колеса. Мелькают образы-пейзажи. <text:line-break/>Гляжу в окна и боюсь: только бы не всколыхнуть, не вспугнуть красоту. Одни березы горделиво, высоко подняв головы, уходят назад, другие заступают на их место. <text:soft-page-break/>Эта круговерть, перемена мест очень схожа с плясками-песнями эрзянских древних времен. <text:line-break/>Поют березы! <text:line-break/>Слышится мне, как звучит лесная, почти осязаемая музыка. Может быть, это вовсе и не березы встречают весну? Может быть, это девушки в длинных руцях вышли в середину хоровода? <text:line-break/>- Слышишь, поют? – раздался сзади, за моей спиной, женский ласковый голос. – Какая печальная мелодия песни! <text:line-break/>Вот дорога сменила направление, и полный светлой печали березовый хоровод остался позади, и снова взгляду открылись синеватые просторы полей и далеко зримые рощи, вновь замелькали мосты, столбы, сельские окраины. <text:line-break/>Молодой, с взъерошенными волосами, шофёр посмотрел в нашу сторону и рванул свою машину. «Не гони ее, парень, не спеши! – про себя молил я озорного парня. – Едь потише. <text:line-break/>Не торопись уйти от красоты. Недолго осталось. Может быть, снова вернешься? Желания нет слушать песни встречи с весной? Возвратись! Что тебе это стоит? Или они тебе не нужны?» <text:line-break/>Нет, не дошли слова моей молитвы. <text:line-break/><text:line-break/>Рузонь кельс ютавтызе Вирява </text:p>
          </table:table-cell>
        </table:table-row>
      </table:table>
      <text:p text:style-name="Text_20_body"><text:span text:style-name="T3"><text:line-break/></text:span></text:p>
      <text:p text:style-name="Text_20_body">Шумбрачи, Танюш! <text:line-break/>Омбоце абзацсо валтнэ "сыречиденть раужола" монь койсэ полавтомат валтнэнень "сундерьксонь <text:line-break/>чоподачис". Лиякс: "чокшнень чоподас"; "раужо сундерьксонтень". <text:line-break/>Нилеце абзацсо валтнэ "Сэрей пильге чувтнэ" полавтомс - "Сэрей чувтнэнь рунгост". <text:line-break/>Сисемень абзацсо валтнэнь таркас "илязан лыказеве,пелян тандавтсынь мазычитнень" <text:line-break/>путомс:"ансяк а лыказемс, а тандавтомс мазычитнень". <text:line-break/>Песэ валтнэ "энялдома валом" витемс "мелявтома валом". <text:line-break/>Тонсь вант, Танюш, монь эйсте седе пек чарькодят. Кода тейсак - истя паро. </text:p>
      <text:p text:style-name="Text_20_body"/>
      <text:p text:style-name="Text_20_body">Шумбра чи! <text:span text:style-name="T1">Петрович</text:span>, сюконян тонеть, ансяк эрзянь кельсэ а мон сёрмадынь, а Нуянь Вияз. Мон ютавтынь рузонь кельс ды кевстнян сон ланга - соответствует ли русский перевод эрзянскому тексту, все ли я правильно перевела? </text:p>
      <text:p text:style-name="Text_20_body"/>
      <text:p text:style-name="P2">egorkashkin пишет: </text:p>
      <table:table table:name="Table28" table:style-name="Table28">
        <table:table-column table:style-name="Table28.A"/>
        <text:soft-page-break/>
        <table:table-row>
          <table:table-cell table:style-name="Table28.A1" office:value-type="string">
            <text:p text:style-name="Table_20_Contents"> <text:span text:style-name="T2">цитата:</text:span></text:p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Table_20_Contents">"громко кричать" это не употребляется?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28.A1" office:value-type="string">
            <text:p text:style-name="P4"/>
          </table:table-cell>
        </table:table-row>
      </table:table>
      <text:p text:style-name="Text_20_body"><text:line-break/><text:line-break/><text:line-break/>В переносном смысле, то можно употребить. В смысле "драть глотку". Видимо, в этом смысле там даётся этот перевод. Когда оторвано от текста, то "раздемс" здесь не сразу воспринимается. </text:p>
      <text:p text:style-name="Text_20_body"/>
      <text:p text:style-name="Text_20_body">И так есть ли в итоге какая-то разница между "раздемс кирьгапарь" и "раздемс пиле варят" в контексте крика? В какой ситуации вы скорее употребите один вариант, нежели другой? Или они в этом случае совершенно равнозначны и всегда взаимозаменимы? </text:p>
      <text:p text:style-name="Text_20_body"/>
      <text:p text:style-name="Text_20_body">В контексте крика раздемс пиле варят не представляю, всё-же, койсэм, это относится к физическому действию, а кирьгапарь раздемс - фразеологизм, переносно описывающий очень громкий вопль, митинговую громкую речь. </text:p>
      <text:p text:style-name="Text_20_body"/>
      <text:p text:style-name="Text_20_body">А если сын двойку в четверти получил, и мама на него орет за это, это скорее не "кирьгапарь раздемс"? А как тогда можно про ее крик сказать? </text:p>
      <text:p text:style-name="Text_20_body"/>
      <text:p text:style-name="Text_20_body"><text:span text:style-name="T1">Пиже-ожо</text:span> вайгельсэ пижакадсь= Дословно: зелёно-желтым голосом вскрикнула (закричала). <text:line-break/>В каком ещё языке сильный, страшный от ипуга или боли, крик передаётся цветом? Вопрос к лингвистам, будущим и настоящим. </text:p>
      <text:p text:style-name="Text_20_body"/>
      <text:p text:style-name="Text_20_body">Мать на сына всё-таки - пижакадсь, рангстась, сёвнызе. На детей кирьгапарь а сезить))) кирьгапарь сезить когда на улице орут, на собрании за что-то, пьяные песни поют. Вот. <text:line-break/>Пижнемс, мо моему, может восходить и к слову пиже - медь, материал для изготовления колоколов. <text:line-break/>И пижень зорят от этого же, хотя тут может быть и учёт феномена "зелёного луча". </text:p>
      <text:p text:style-name="Text_20_body"/>
      <text:p text:style-name="Text_20_body">Как интересно! получается что зеленый=пиже - это цвет окисленной меди. </text:p>
      <text:p text:style-name="Text_20_body"/>
      <text:p text:style-name="Text_20_body">пиже валске= ранним утром <text:line-break/>пиже тунда=ранней весной <text:line-break/>пиже кизна=ранним летом <text:line-break/>пиже зорява= на заре <text:line-break/>пиже тяка= малыш <text:line-break/>пиже эйкакш = маленький ребенок <text:line-break/><text:line-break/><text:line-break/>пиже= часто употребляется в смысле: ранний, не созревший. </text:p>
      <text:p text:style-name="Text_20_body"/>
      <text:p text:style-name="P2"><text:soft-page-break/>Семен пишет: 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 <text:span text:style-name="T2">цитата:</text:span></text:p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Table_20_Contents">Лиси те аволь пиже (окись меди) ?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30.A1" office:value-type="string">
            <text:p text:style-name="P4"/>
          </table:table-cell>
        </table:table-row>
      </table:table>
      <text:p text:style-name="Text_20_body"><text:line-break/><text:line-break/><text:line-break/>Аволь. <text:line-break/><text:line-break/>Пиже= 1) зелёный 2) ранний 3) медь (металл) </text:p>
      <text:p text:style-name="Text_20_body"/>
      <text:p text:style-name="Text_20_body">Монгак истя арсян </text:p>
      <text:p text:style-name="Text_20_body"/>
      <text:p text:style-name="Text_20_body"><text:a xlink:type="simple" xlink:href="http://erzianj.borda.ru/?1-18-0-00000055-000-40-0">http://erzianj.borda.ru/?1-18-0-00000055-000-40-0</text:a></text:p>
      <text:p text:style-name="Text_20_body"/>
      <text:p text:style-name="Text_20_body">Вот такой вопрос: <text:line-break/>В чем различие между глаголами "синдемс" и "яжамс" в значении "ломать, сломать что-либо"? Они ведь оба могут это значение иметь, насколько я понимаю? </text:p>
      <text:p text:style-name="Text_20_body"/>
      <text:p text:style-name="P2">egorkashkin пишет: 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 <text:span text:style-name="T2">цитата:</text:span></text:p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Table_20_Contents">"синдемс" и "яжамс" 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32.A1" office:value-type="string">
            <text:p text:style-name="P4"/>
          </table:table-cell>
        </table:table-row>
      </table:table>
      <text:p text:style-name="Text_20_body"><text:line-break/><text:line-break/><text:line-break/>синдемс= сломать (один раз), в одном месте, перелом в одном месте. <text:line-break/>яжамс = разломать ( на части, много раз, напрочь, невосстановимо) </text:p>
      <text:p text:style-name="Text_20_body"/>
      <text:p text:style-name="Text_20_body">Мон арсян теке жо. Эрзянь келесь пек мазый - прок цецянь лугась, гайкиця виресь, чудерьксэнь жойнема! </text:p>
      <text:p text:style-name="Text_20_body"/>
      <text:p text:style-name="P2">egorkashkin пишет: 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 <text:span text:style-name="T2">цитата:</text:span></text:p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Table_20_Contents">А к чему можно применить глагол ЛАЗОМС? Про колку дров так можно сказать? Про колку орехов молотком? <text:line-break/><text:line-break/>А если я окно разбил или стакан, можно ли про это сказать ЛАЗОМС?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34.A1" office:value-type="string">
            <text:p text:style-name="P4"/>
          </table:table-cell>
        </table:table-row>
      </table:table>
      <text:p text:style-name="Text_20_body"><text:line-break/><text:soft-page-break/><text:line-break/><text:line-break/>Лазомс=расколоть, отколоть, проткнуть ножом <text:line-break/><text:line-break/>Колоть дрова= лазномс пенгть <text:line-break/>Расколоть полено= лазомс цюрканть <text:line-break/><text:line-break/>От ЛАЗОМС - лаз=доска <text:line-break/><text:line-break/>Можно и к колке орехов молотком= лазномс пештть. Но если зубами, то: ЧУЛГОНЕМС пештть. <text:line-break/><text:line-break/>Про стакан тоже можно. Но правилнее здесь использовать ТАПАМС=разбивать. </text:p>
      <text:p text:style-name="Text_20_body"/>
      <text:p text:style-name="Text_20_body"/>
      <text:p text:style-name="Text_20_body"/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 <text:span text:style-name="T2">цитата:</text:span></text:p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Table_20_Contents"><text:line-break/>А как сказать "При аварии разбейте стекло автобуса молотком"?= Зыян тев шкасто тапинк бусонь вальманть вацярсонть. <text:line-break/><text:line-break/>"Разбейте" в данном случае будет тоже глаголом ТАПАМС переводиться? = Так. <text:line-break/>А ЛАЗОМС возможно тут? = Не возможно. <text:line-break/><text:line-break/>А "колоть лёд ломом" - это ТАПАМС, ЛАЗОМС или еще что-то другое? = Можно ЛАЗНОМС. Но лучше ЧУПОНЕМС=долбить, раскалывать пешней или чем-либо с острым наконечником. <text:line-break/><text:line-break/>"ЧУЛГОНЕМС пештть" к колке орехов молотком применимо? = Нет. Только зубами разгрызать. <text:line-break/>Или это непременно про действие, совершаемое зубами?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36.A1" office:value-type="string">
            <text:p text:style-name="P4"/>
          </table:table-cell>
        </table:table-row>
      </table:table>
      <text:p text:style-name="Text_20_body"><text:line-break/>= Да. </text:p>
      <text:p text:style-name="Text_20_body"/>
      <text:p text:style-name="Text_20_body">Лёд - чупномс, тапамс, но если о корке льда или тонком льде - лазомс. Пильгало чова эйнесь куроксто кармась лазновомо./Под ногами тонкий ледок быстро начал трескаться. <text:line-break/>Стекло - тапамс, можно - порксамс (нарушить целостность твёрдой поверхностной оболочки - порксыть ал, пря, колба итд)<text:line-break/></text:p>
      <text:p text:style-name="Text_20_body"/>
      <text:p text:style-name="P2">vijan1 пишет: 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 <text:span text:style-name="T2">цитата:</text:span></text:p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Table_20_Contents">порксамс (нарушить целостность твёрдой поверхностной оболочки - порксыть ал, пря, колба итд)</text:p>
                </table:table-cell>
              </table:table-row>
            </table:table>
            <text:p text:style-name="Table_20_Contents"/>
          </table:table-cell>
        </table:table-row>
        <text:soft-page-break/>
        <table:table-row>
          <table:table-cell table:style-name="Table38.A1" office:value-type="string">
            <text:p text:style-name="P4"/>
          </table:table-cell>
        </table:table-row>
      </table:table>
      <text:p text:style-name="Text_20_body"><text:line-break/><text:line-break/><text:line-break/>А если я взял в руки кусок льда, бросил его на землю и тем самым расколол, про это как сказать? Тут "порксамс" не будет ведь, как я понимаю? <text:line-break/>А если ком земли бросил и разбил? <text:line-break/><text:line-break/>В предложении выше про стекло автобуса "порксамс" можно сказать? <text:line-break/><text:line-break/>"Порксыть пря" - это именно физическое воздействие кувалдой по голове/головой об асфальт? :) Или какое-то переносное значение у этого выражения тоже бывает? </text:p>
      <text:p text:style-name="Text_20_body"/>
      <text:p text:style-name="P2">egorkashkin пишет: 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 <text:span text:style-name="T2">цитата:</text:span></text:p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Table_20_Contents"><text:line-break/>Еще про это маленький вопрос: "сломать руку/ногу" как будет? = В одном месте: синдемс кедь/пильге; в нескольких мнестах: синтремс (переломать в нескольких местах) <text:line-break/>А "переломать ребра"? = ирдезт синтремс <text:line-break/>А то словарь пишет пример "яжамс кедь" с переводом "сломать руку",= не верно, можно "яжамс почт"= молоть муку, "яжамс крандаз" = сломать телегу <text:line-break/>так это авторы множественный перелом что ли имеют в виду? Или необязательно?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40.A1" office:value-type="string">
            <text:p text:style-name="P4"/>
          </table:table-cell>
        </table:table-row>
      </table:table>
      <text:p text:style-name="Text_20_body"><text:line-break/><text:line-break/>egorkashkin пишет: 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 <text:span text:style-name="T2">цитата:</text:span></text:p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Table_20_Contents"><text:line-break/>А если я взял в руки кусок льда, бросил его на землю и тем самым расколол, про это как сказать? Тут "порксамс" не будет ведь, как я понимаю? <text:line-break/>А если ком земли бросил и разбил? = Здесь эрзяне используют слово "тапамс"=разбивать на мелкие кусочки, части. <text:line-break/><text:line-break/>В предложении выше про стекло автобуса "порксамс" можно сказать?: уже писал, НЕЛЬЗЯ, т.к. здесь тоже используется слово "тапамс" = разбить вдребезги, на мелкие кусочки. <text:line-break/><text:line-break/>"Порксыть пря" - это именно физическое воздействие кувалдой по голове/головой об асфальт? :)= "порксамс пря" = разбить голову, достаточно сильно ( не на кусочки, конечно) . Здесь "порксамс" усиливает "повреждение" головы. Либо подчёркивает, что голова разбита очень сильно, практически расколота, с трещинами костей. <text:line-break/>Или какое-то переносное значение у этого выражения тоже бывает?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42.A1" office:value-type="string">
            <text:p text:style-name="P4"/>
          </table:table-cell>
        </table:table-row>
      </table:table>
      <text:p text:style-name="Text_20_body"><text:line-break/>= Как битые головы. </text:p>
      <text:p text:style-name="Text_20_body"><text:soft-page-break/></text:p>
      <text:p text:style-name="Text_20_body">КИРДЕМАК МОНЬ -поддержи (подержи) меня. ТОН КИРДЯТ ЭЙСЭН<text:span text:style-name="T4">Ь</text:span> - ты меня держишь (содержишь, хранишь). Ниже приведу слова образованные от "держать" - кирдемс. <text:line-break/>обычаи, привычки, законы -<text:span text:style-name="T1">кирдат-койть</text:span> <text:line-break/>удержаться, сдержаться-<text:span text:style-name="T1">кирдевемс</text:span> <text:line-break/>терпимый-<text:span text:style-name="T1">кирдевикс</text:span> <text:line-break/>непоседа, беспутный-<text:span text:style-name="T1">кирдевтеме</text:span> <text:line-break/>строптивый, непутёвый-<text:span text:style-name="T1">кирдевтеме-кандовтомо</text:span> <text:line-break/>задерживать-<text:span text:style-name="T1">кирдекшнемс</text:span> <text:line-break/>балка-<text:span text:style-name="T1">кирдема</text:span> <text:line-break/>тон <text:line-break/>терпение. Место хранения-<text:span text:style-name="T1">кирдема</text:span> <text:line-break/>хранение-<text:span text:style-name="T1">кирдема-ванстома</text:span> <text:line-break/>посуда, ёмкость-<text:span text:style-name="T1">кирдемапель</text:span> <text:line-break/>подпорки-<text:span text:style-name="T1">кирдемат-нежеть</text:span> <text:line-break/>выдержка, терпение-<text:span text:style-name="T1">кирдема-цидярдома</text:span> <text:line-break/>ручка, подставка- <text:span text:style-name="T1">кирдемка</text:span> <text:line-break/>держать, выдержать.-<text:span text:style-name="T1">кирдемс</text:span> <text:line-break/>обижаться-<text:span text:style-name="T1">кирдемс кеж</text:span> <text:line-break/>владыка -<text:span text:style-name="T1">кирди</text:span> <text:line-break/>банка-<text:span text:style-name="T1">кирди вакан</text:span> <text:line-break/>балка-<text:span text:style-name="T1">кирди чочко</text:span> <text:line-break/>власть-<text:span text:style-name="T1">кирдивий</text:span> <text:line-break/>держащий-<text:span text:style-name="T1">кирдиця</text:span> <text:line-break/>держатель, хранитель-<text:span text:style-name="T1">кирдиця-ваыстыця</text:span> <text:line-break/>монь - эйсэнь <text:line-break/>Тонть -эйсэть <text:line-break/>Сонзэ -эйсэнзэ <text:line-break/>минек, тынк и сынст -не меняется. Может быть я неверно понял вопрос? </text:p>
      <text:p text:style-name="Text_20_body"/>
      <text:p text:style-name="Text_20_body">Напр: КИРДЕМАК МОНЬ - ТОН КИРДЯТ ЭЙСЭН это правильно или нет? Взаимозаменяемы ли эти местоимения? Есть ли правило? <text:line-break/>Кирдемак монь - придержи меня (несов. действие) - Тон кирдят эйсэнь- настоящее время, совершенное действие. <text:line-break/>А эйсэнь ды монь те, виде, синонимть. Минек диалектсэ ули вал МОНЬСЭНЬ </text:p>
      <text:p text:style-name="Text_20_body"/>
      <text:p text:style-name="P2">Сантяй пишет: 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Table_20_Contents"> <text:span text:style-name="T2">цитата:</text:span></text:p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Table_20_Contents">Эйсэнь = во мне (может быть ещё и в себя,для себя...?), Эстень - себе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44.A1" office:value-type="string">
            <text:p text:style-name="P4"/>
          </table:table-cell>
        </table:table-row>
      </table:table>
      <text:p text:style-name="Text_20_body"><text:line-break/><text:line-break/>Спасибо. Но очень тонкая "грань" между этими словами. </text:p>
      <text:p text:style-name="Text_20_body"/>
      <text:p text:style-name="Text_20_body">Из сказки: <text:line-break/>Ой, каляда, кадяда! <text:line-break/>Кургинезэнь каядо, <text:line-break/><text:soft-page-break/>Лотик, лотик, бабине, <text:line-break/>Сараз прине пидека, <text:line-break/>Орта ушов ливтика. <text:line-break/>Бути сараз а максат, <text:line-break/>Сован <text:span text:style-name="T1">эсэть сэвтян</text:span> <text:line-break/><text:line-break/>Уместно ли: <text:line-break/>Сован <text:span text:style-name="T1">тонть сэвтян</text:span>, или смысл не просто <text:span text:style-name="T1">войду тебя съем</text:span>, а <text:span text:style-name="T1">войду ТЕБЯ САМУ съем</text:span>. Или что то ещё? </text:p>
      <text:p text:style-name="Text_20_body"/>
      <text:p text:style-name="Text_20_body">В себя - эйзэзэнь, для себя - эстень. беряньстэ келенек содасынекю эряви эрзянь книгат ловномс. карми стака васня, мейле шожда. эрьва тевсэ истя. </text:p>
      <text:p text:style-name="Text_20_body"/>
      <text:p text:style-name="Text_20_body">В слове КИРДЕМАК (паламак, ускомак) уже заложено местоимение МОНЬ <text:line-break/>Есть ли смысл добавлять ещё раз это же местоимение. <text:line-break/>Уместно ли добавить ЭЙСЭН как усиление (меня самого) или это будет звучать как то иначе. </text:p>
      <text:p text:style-name="Text_20_body"/>
      <text:p text:style-name="Text_20_body"><text:line-break/>КИРДЕМАК (ТЫ МЕНЯ). Если употребить эйсэнь, то это будет КИРДТЬ (уск, палак) ЭЙСЭНЬ. </text:p>
      <text:p text:style-name="Text_20_body"><text:span text:style-name="T1"/></text:p>
      <text:p text:style-name="Text_20_body"><text:a xlink:type="simple" xlink:href="http://erzianj.borda.ru/?1-6-0-00000047-000-0-0-1257327636"><text:span text:style-name="T1">http://erzianj.borda.ru/?1-6-0-00000047-000-0-0-1257327636</text:span></text:a></text:p>
      <text:p text:style-name="Text_20_body"><text:span text:style-name="T1">Аламодо виттян: ссылка=невкс, невтьке; Косо скачать?= косто саемс? 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ela Galzigna</meta:initial-creator>
    <meta:creation-date>2010-11-06T09:38:52.52</meta:creation-date>
    <dc:date>2010-11-06T16:18:29.15</dc:date>
    <dc:creator>Michela Galzigna</dc:creator>
    <meta:editing-duration>PT06H39M34S</meta:editing-duration>
    <meta:editing-cycles>7</meta:editing-cycles>
    <meta:generator>OpenOffice.org/3.2$Win32 OpenOffice.org_project/320m18$Build-9502</meta:generator>
    <meta:document-statistic meta:table-count="45" meta:image-count="0" meta:object-count="0" meta:page-count="35" meta:paragraph-count="247" meta:word-count="7330" meta:character-count="50193"/>
  </office:meta>
</office:document-meta>
</file>